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table:align="margins" fo:background-color="#ffffff" style:may-break-between-rows="true" table:border-model="collapsing">
        <style:background-image/>
      </style:table-properties>
    </style:style>
    <style:style style:name="FoodItems.A" style:family="table-column">
      <style:table-column-properties style:column-width="4.3292in" style:rel-column-width="40969*"/>
    </style:style>
    <style:style style:name="FoodItems.B" style:family="table-column">
      <style:table-column-properties style:column-width="0.6465in" style:rel-column-width="6118*"/>
    </style:style>
    <style:style style:name="FoodItems.C" style:family="table-column">
      <style:table-column-properties style:column-width="0.65in" style:rel-column-width="6151*"/>
    </style:style>
    <style:style style:name="FoodItems.D" style:family="table-column">
      <style:table-column-properties style:column-width="0.6493in" style:rel-column-width="6144*"/>
    </style:style>
    <style:style style:name="FoodItems.E" style:family="table-column">
      <style:table-column-properties style:column-width="0.65in" style:rel-column-width="6153*"/>
    </style:style>
    <style:style style:name="FoodItems.1" style:family="table-row">
      <style:table-row-properties fo:background-color="#cccccc" fo:keep-together="always">
        <style:background-image/>
      </style:table-row-properties>
    </style:style>
    <style:style style:name="FoodItems.A1" style:family="table-cell">
      <style:table-cell-properties fo:background-color="transparent" fo:padding="0in" fo:border-left="2pt solid #dddddd" fo:border-right="none" fo:border-top="2pt solid #dddddd" fo:border-bottom="2pt solid #dddddd" style:writing-mode="page">
        <style:background-image/>
      </style:table-cell-properties>
    </style:style>
    <style:style style:name="FoodItems.E1" style:family="table-cell">
      <style:table-cell-properties fo:background-color="transparent" fo:padding="0in" fo:border="2pt solid #dddddd" style:writing-mode="page">
        <style:background-image/>
      </style:table-cell-properties>
    </style:style>
    <style:style style:name="FoodItems.2" style:family="table-row">
      <style:table-row-properties fo:background-color="#eeeeee" fo:keep-together="always">
        <style:background-image/>
      </style:table-row-properties>
    </style:style>
    <style:style style:name="FoodItems.A2" style:family="table-cell">
      <style:table-cell-properties fo:background-color="transparent" fo:padding="0in" fo:border-left="2pt solid #dddddd" fo:border-right="none" fo:border-top="none" fo:border-bottom="2pt solid #dddddd" style:writing-mode="page">
        <style:background-image/>
      </style:table-cell-properties>
    </style:style>
    <style:style style:name="FoodItems.B2" style:family="table-cell" style:data-style-name="N0">
      <style:table-cell-properties fo:background-color="transparent" fo:padding="0in" fo:border-left="2pt solid #dddddd" fo:border-right="none" fo:border-top="none" fo:border-bottom="2pt solid #dddddd" style:writing-mode="page">
        <style:background-image/>
      </style:table-cell-properties>
    </style:style>
    <style:style style:name="FoodItems.E2" style:family="table-cell" style:data-style-name="N0">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3" style:family="table-row">
      <style:table-row-properties fo:background-color="transparent" fo:keep-together="always">
        <style:background-image/>
      </style:table-row-properties>
    </style:style>
    <style:style style:name="FoodItems.E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2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3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4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5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6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7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8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9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0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1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2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3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0"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1"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49"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2"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3"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4"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5"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6"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7"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FoodItems.E158" style:family="table-cell">
      <style:table-cell-properties fo:background-color="transparent" fo:padding="0in" fo:border-left="2pt solid #dddddd" fo:border-right="2pt solid #dddddd" fo:border-top="none" fo:border-bottom="2pt solid #dddddd" style:writing-mode="page">
        <style:background-image/>
      </style:table-cell-properties>
    </style:style>
    <style:style style:name="P1" style:family="paragraph" style:parent-style-name="Standard">
      <style:text-properties officeooo:rsid="0036d204" officeooo:paragraph-rsid="0036d204"/>
    </style:style>
    <style:style style:name="P2" style:family="paragraph" style:parent-style-name="Standard">
      <style:text-properties officeooo:rsid="003810eb" officeooo:paragraph-rsid="003810eb"/>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2755" officeooo:paragraph-rsid="000d275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0e4a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4a83" officeooo:paragraph-rsid="002287a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1031" officeooo:paragraph-rsid="0012103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9ba6" officeooo:paragraph-rsid="00139ba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361d" officeooo:paragraph-rsid="001436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4b59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6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9d" officeooo:paragraph-rsid="0017765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3a6f" officeooo:paragraph-rsid="001b3a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d18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185c"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da6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682"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8c70" officeooo:paragraph-rsid="001f8c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01" officeooo:paragraph-rsid="0020740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caef" officeooo:paragraph-rsid="0021cae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2860f" officeooo:paragraph-rsid="0022860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fdf0" officeooo:paragraph-rsid="0024fdf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434e" officeooo:paragraph-rsid="0025434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0f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0f68" officeooo:paragraph-rsid="00278dd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1ce" officeooo:paragraph-rsid="0028a1c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23f4" officeooo:paragraph-rsid="002a23f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93b3" officeooo:paragraph-rsid="002a93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d4e4" officeooo:paragraph-rsid="002bd4e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cf65" officeooo:paragraph-rsid="002fcf6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09de"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8346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officeooo:paragraph-rsid="0038867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7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6293" officeooo:paragraph-rsid="003a629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60c9" officeooo:paragraph-rsid="003c60c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2846" officeooo:paragraph-rsid="003e284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75a9" officeooo:paragraph-rsid="003e75a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c4c1" officeooo:paragraph-rsid="003ec4c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f463b" officeooo:paragraph-rsid="003f46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0dbfd" officeooo:paragraph-rsid="0040dbf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326f" officeooo:paragraph-rsid="0042326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6fb9" officeooo:paragraph-rsid="00426fb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3cbe" officeooo:paragraph-rsid="00433cb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4830" officeooo:paragraph-rsid="0044483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5be58" officeooo:paragraph-rsid="0045be5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75d01" officeooo:paragraph-rsid="00475d0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0eb5" officeooo:paragraph-rsid="00490eb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18ef" officeooo:paragraph-rsid="004918e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d1e5" officeooo:paragraph-rsid="0049d1e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a5b4e" officeooo:paragraph-rsid="004a5b4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1ee1" officeooo:paragraph-rsid="000a1ee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ad724" officeooo:paragraph-rsid="000ad72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8346a" officeooo:paragraph-rsid="0038346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0bdb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09d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346a" officeooo:paragraph-rsid="0036d2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31920" officeooo:paragraph-rsid="0053192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7a1f" officeooo:paragraph-rsid="00547a1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8b9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48b9d" officeooo:paragraph-rsid="00548b9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7eac" officeooo:paragraph-rsid="00557ea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62fea" officeooo:paragraph-rsid="00562fe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d23a" officeooo:paragraph-rsid="0057d23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8042d" officeooo:paragraph-rsid="0058042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eb41" officeooo:paragraph-rsid="0059eb4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text-properties officeooo:rsid="0036d204" officeooo:paragraph-rsid="0036d204"/>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table-column table:style-name="FoodItems.C"/>
        <table:table-column table:style-name="FoodItems.D"/>
        <table:table-column table:style-name="FoodItems.E"/>
        <table:table-header-rows>
          <table:table-row table:style-name="FoodItems.1">
            <table:table-cell table:style-name="FoodItems.A1" office:value-type="string">
              <text:p text:style-name="P53">Food Item</text:p>
            </table:table-cell>
            <table:table-cell table:style-name="FoodItems.A1" office:value-type="string">
              <text:p text:style-name="P54">HP<text:span text:style-name="T26">+</text:span></text:p>
            </table:table-cell>
            <table:table-cell table:style-name="FoodItems.A1" office:value-type="string">
              <text:p text:style-name="P54">Value</text:p>
            </table:table-cell>
            <table:table-cell table:style-name="FoodItems.A1" office:value-type="string">
              <text:p text:style-name="P55">Rarity</text:p>
            </table:table-cell>
            <table:table-cell table:style-name="FoodItems.E1" office:value-type="string">
              <text:p text:style-name="P55">Notes</text:p>
            </table:table-cell>
          </table:table-row>
        </table:table-header-rows>
        <table:table-row table:style-name="FoodItems.2">
          <table:table-cell table:style-name="FoodItems.A2" office:value-type="string">
            <text:p text:style-name="P4">Coffee <text:span text:style-name="T9">(6)</text:span></text:p>
            <text:p text:style-name="P4"><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4">Ground Bloodleaf Coffee</text:p>
          </table:table-cell>
          <table:table-cell table:style-name="FoodItems.B2" office:value-type="float" office:value="-5">
            <text:p text:style-name="P3">-<text:span text:style-name="T19">5</text:span></text:p>
          </table:table-cell>
          <table:table-cell table:style-name="FoodItems.B2" office:value-type="float" office:value="50">
            <text:p text:style-name="P33">50</text:p>
          </table:table-cell>
          <table:table-cell table:style-name="FoodItems.A2" office:value-type="string">
            <text:p text:style-name="P32">C</text:p>
          </table:table-cell>
          <table:table-cell table:style-name="FoodItems.E3" office:value-type="string">
            <text:p text:style-name="P56">a</text:p>
          </table:table-cell>
        </table:table-row>
        <table:table-row table:style-name="FoodItems.3">
          <table:table-cell table:style-name="FoodItems.A2" office:value-type="string">
            <text:p text:style-name="P4">Ground Hubflower Coffee</text:p>
          </table:table-cell>
          <table:table-cell table:style-name="FoodItems.B2" office:value-type="float" office:value="-5">
            <text:p text:style-name="P3">-<text:span text:style-name="T19">5</text:span></text:p>
          </table:table-cell>
          <table:table-cell table:style-name="FoodItems.B2" office:value-type="float" office:value="50">
            <text:p text:style-name="P33">50</text:p>
          </table:table-cell>
          <table:table-cell table:style-name="FoodItems.A2" office:value-type="string">
            <text:p text:style-name="P32">C</text:p>
          </table:table-cell>
          <table:table-cell table:style-name="FoodItems.E4" office:value-type="string">
            <text:p text:style-name="P56">a</text:p>
          </table:table-cell>
        </table:table-row>
        <table:table-row table:style-name="FoodItems.3">
          <table:table-cell table:style-name="FoodItems.A2" office:value-type="string">
            <text:p text:style-name="P4">Groun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E5" office:value-type="string">
            <text:p text:style-name="P57">a</text:p>
          </table:table-cell>
        </table:table-row>
        <table:table-row table:style-name="FoodItems.3">
          <table:table-cell table:style-name="FoodItems.A2" office:value-type="string">
            <text:p text:style-name="P4">Brewed Bloodleaf Coffee</text:p>
          </table:table-cell>
          <table:table-cell table:style-name="FoodItems.B2" office:value-type="float" office:value="2">
            <text:p text:style-name="P30">2</text:p>
          </table:table-cell>
          <table:table-cell table:style-name="FoodItems.B2" office:value-type="float" office:value="4">
            <text:p text:style-name="P33">4</text:p>
          </table:table-cell>
          <table:table-cell table:style-name="FoodItems.A2" office:value-type="string">
            <text:p text:style-name="P32">C</text:p>
          </table:table-cell>
          <table:table-cell table:style-name="FoodItems.E6" office:value-type="string">
            <text:p text:style-name="P56">b</text:p>
          </table:table-cell>
        </table:table-row>
        <table:table-row table:style-name="FoodItems.3">
          <table:table-cell table:style-name="FoodItems.A2" office:value-type="string">
            <text:p text:style-name="P4">Brewed Hubflower Coffee</text:p>
          </table:table-cell>
          <table:table-cell table:style-name="FoodItems.B2" office:value-type="float" office:value="2">
            <text:p text:style-name="P30">2</text:p>
          </table:table-cell>
          <table:table-cell table:style-name="FoodItems.B2" office:value-type="float" office:value="4">
            <text:p text:style-name="P33">4</text:p>
          </table:table-cell>
          <table:table-cell table:style-name="FoodItems.A2" office:value-type="string">
            <text:p text:style-name="P32">C</text:p>
          </table:table-cell>
          <table:table-cell table:style-name="FoodItems.E7" office:value-type="string">
            <text:p text:style-name="P56">b</text:p>
          </table:table-cell>
        </table:table-row>
        <table:table-row table:style-name="FoodItems.3">
          <table:table-cell table:style-name="FoodItems.A2" office:value-type="string">
            <text:p text:style-name="P4">Brewed Decaf “Coffee”</text:p>
          </table:table-cell>
          <table:table-cell table:style-name="FoodItems.B2" office:value-type="float" office:value="0">
            <text:p text:style-name="P30">0</text:p>
          </table:table-cell>
          <table:table-cell table:style-name="FoodItems.B2" office:value-type="float" office:value="1">
            <text:p text:style-name="P30">1</text:p>
          </table:table-cell>
          <table:table-cell table:style-name="FoodItems.A2" office:value-type="string">
            <text:p text:style-name="P32">C</text:p>
          </table:table-cell>
          <table:table-cell table:style-name="FoodItems.E8" office:value-type="string">
            <text:p text:style-name="P58">a</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5">Juice <text:span text:style-name="T9">(13)</text:span></text:p>
            <text:p text:style-name="P5"><text:s text:c="4"/><text:span text:style-name="T20">All juice temporarily boosts healing speed from other foods ingested, and therefore should be consumed at the same time as other foods for best results.</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6">Juice, <text:span text:style-name="T3">Apple</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11" office:value-type="string">
            <text:p text:style-name="P3">-</text:p>
          </table:table-cell>
        </table:table-row>
        <table:table-row table:style-name="FoodItems.3">
          <table:table-cell table:style-name="FoodItems.A2" office:value-type="string">
            <text:p text:style-name="P5">Juice, <text:span text:style-name="T1">Aster Tea</text:span></text:p>
          </table:table-cell>
          <table:table-cell table:style-name="FoodItems.B2" office:value-type="float" office:value="22">
            <text:p text:style-name="P34">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12" office:value-type="string">
            <text:p text:style-name="P3">-</text:p>
          </table:table-cell>
        </table:table-row>
        <table:table-row table:style-name="FoodItems.3">
          <table:table-cell table:style-name="FoodItems.A2" office:value-type="string">
            <text:p text:style-name="P5">Juice, <text:span text:style-name="T1">Black Bloodleaf</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13" office:value-type="string">
            <text:p text:style-name="P3">-</text:p>
          </table:table-cell>
        </table:table-row>
        <table:table-row table:style-name="FoodItems.3">
          <table:table-cell table:style-name="FoodItems.A2" office:value-type="string">
            <text:p text:style-name="P5">Juice, <text:span text:style-name="T1">Blight n’ Berry</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14" office:value-type="string">
            <text:p text:style-name="P3">-</text:p>
          </table:table-cell>
        </table:table-row>
        <table:table-row table:style-name="FoodItems.3">
          <table:table-cell table:style-name="FoodItems.A2" office:value-type="string">
            <text:p text:style-name="P5">Juice, <text:span text:style-name="T1">Golden Gourd</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15" office:value-type="string">
            <text:p text:style-name="P3">-</text:p>
          </table:table-cell>
        </table:table-row>
        <table:table-row table:style-name="FoodItems.3">
          <table:table-cell table:style-name="FoodItems.A2" office:value-type="string">
            <text:p text:style-name="P5">Juice, <text:span text:style-name="T1">Lure Weed Tea</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16" office:value-type="string">
            <text:p text:style-name="P3">-</text:p>
          </table:table-cell>
        </table:table-row>
        <table:table-row table:style-name="FoodItems.3">
          <table:table-cell table:style-name="FoodItems.A2" office:value-type="string">
            <text:p text:style-name="P5">Juice, <text:span text:style-name="T2">Melon</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17" office:value-type="string">
            <text:p text:style-name="P3">-</text:p>
          </table:table-cell>
        </table:table-row>
        <table:table-row table:style-name="FoodItems.3">
          <table:table-cell table:style-name="FoodItems.A2" office:value-type="string">
            <text:p text:style-name="P5">Juice, <text:span text:style-name="T2">Mutfruit</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18" office:value-type="string">
            <text:p text:style-name="P3">-</text:p>
          </table:table-cell>
        </table:table-row>
        <table:table-row table:style-name="FoodItems.3">
          <table:table-cell table:style-name="FoodItems.A2" office:value-type="string">
            <text:p text:style-name="P6">Juice, <text:span text:style-name="T3">Orange</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19" office:value-type="string">
            <text:p text:style-name="P3">-</text:p>
          </table:table-cell>
        </table:table-row>
        <table:table-row table:style-name="FoodItems.3">
          <table:table-cell table:style-name="FoodItems.A2" office:value-type="string">
            <text:p text:style-name="P5">Juice, <text:span text:style-name="T2">Tarberry</text:span></text:p>
          </table:table-cell>
          <table:table-cell table:style-name="FoodItems.B2" office:value-type="float" office:value="6">
            <text:p text:style-name="P33">6</text:p>
          </table:table-cell>
          <table:table-cell table:style-name="FoodItems.B2" office:value-type="float" office:value="12">
            <text:p text:style-name="P33">12</text:p>
          </table:table-cell>
          <table:table-cell table:style-name="FoodItems.A2" office:value-type="string">
            <text:p text:style-name="P32">C</text:p>
          </table:table-cell>
          <table:table-cell table:style-name="FoodItems.E20" office:value-type="string">
            <text:p text:style-name="P3">-</text:p>
          </table:table-cell>
        </table:table-row>
        <table:table-row table:style-name="FoodItems.3">
          <table:table-cell table:style-name="FoodItems.A2" office:value-type="string">
            <text:p text:style-name="P5">Juice, <text:span text:style-name="T2">Vegetable</text:span></text:p>
          </table:table-cell>
          <table:table-cell table:style-name="FoodItems.B2" office:value-type="float" office:value="10">
            <text:p text:style-name="P33">10</text:p>
          </table:table-cell>
          <table:table-cell table:style-name="FoodItems.B2" office:value-type="float" office:value="32">
            <text:p text:style-name="P33">32</text:p>
          </table:table-cell>
          <table:table-cell table:style-name="FoodItems.A2" office:value-type="string">
            <text:p text:style-name="P32">U</text:p>
          </table:table-cell>
          <table:table-cell table:style-name="FoodItems.E21" office:value-type="string">
            <text:p text:style-name="P3">-</text:p>
          </table:table-cell>
        </table:table-row>
        <table:table-row table:style-name="FoodItems.3">
          <table:table-cell table:style-name="FoodItems.A2" office:value-type="string">
            <text:p text:style-name="P5">Juice, <text:span text:style-name="T2">Wild Mutfruit</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22" office:value-type="string">
            <text:p text:style-name="P3">-</text:p>
          </table:table-cell>
        </table:table-row>
        <table:table-row table:style-name="FoodItems.3">
          <table:table-cell table:style-name="FoodItems.A2" office:value-type="string">
            <text:p text:style-name="P5">Juice, <text:span text:style-name="T2">Wild Tarberry</text:span></text:p>
          </table:table-cell>
          <table:table-cell table:style-name="FoodItems.B2" office:value-type="float" office:value="22">
            <text:p text:style-name="P33">22</text:p>
          </table:table-cell>
          <table:table-cell table:style-name="FoodItems.B2" office:value-type="float" office:value="50">
            <text:p text:style-name="P33">50</text:p>
          </table:table-cell>
          <table:table-cell table:style-name="FoodItems.A2" office:value-type="string">
            <text:p text:style-name="P32">R</text:p>
          </table:table-cell>
          <table:table-cell table:style-name="FoodItems.E23"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7">Soda <text:span text:style-name="T9">(13)</text:span></text:p>
            <text:p text:style-name="P7"><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7">Spot Soda <text:span text:style-name="T4">(Basic Plain Flavor)</text:span></text:p>
          </table:table-cell>
          <table:table-cell table:style-name="FoodItems.B2" office:value-type="float" office:value="25">
            <text:p text:style-name="P37">25</text:p>
          </table:table-cell>
          <table:table-cell table:style-name="FoodItems.B2" office:value-type="float" office:value="15">
            <text:p text:style-name="P36">15</text:p>
          </table:table-cell>
          <table:table-cell table:style-name="FoodItems.A2" office:value-type="string">
            <text:p text:style-name="P35">C</text:p>
          </table:table-cell>
          <table:table-cell table:style-name="FoodItems.E26" office:value-type="string">
            <text:p text:style-name="P3">-</text:p>
          </table:table-cell>
        </table:table-row>
        <table:table-row table:style-name="FoodItems.3">
          <table:table-cell table:style-name="FoodItems.A2" office:value-type="string">
            <text:p text:style-name="P7">Spot Soda, <text:span text:style-name="T4">Ab Crunch</text:span></text:p>
          </table:table-cell>
          <table:table-cell table:style-name="FoodItems.B2" office:value-type="float" office:value="40">
            <text:p text:style-name="P37">40</text:p>
          </table:table-cell>
          <table:table-cell table:style-name="FoodItems.B2" office:value-type="float" office:value="20">
            <text:p text:style-name="P36">20</text:p>
          </table:table-cell>
          <table:table-cell table:style-name="FoodItems.A2" office:value-type="string">
            <text:p text:style-name="P35">C</text:p>
          </table:table-cell>
          <table:table-cell table:style-name="FoodItems.E27" office:value-type="string">
            <text:p text:style-name="P3">-</text:p>
          </table:table-cell>
        </table:table-row>
        <table:table-row table:style-name="FoodItems.3">
          <table:table-cell table:style-name="FoodItems.A2" office:value-type="string">
            <text:p text:style-name="P7">Spot Soda, <text:span text:style-name="T4">Bloodshot</text:span></text:p>
          </table:table-cell>
          <table:table-cell table:style-name="FoodItems.B2" office:value-type="float" office:value="64">
            <text:p text:style-name="P37">64</text:p>
          </table:table-cell>
          <table:table-cell table:style-name="FoodItems.B2" office:value-type="float" office:value="32">
            <text:p text:style-name="P36">32</text:p>
          </table:table-cell>
          <table:table-cell table:style-name="FoodItems.A2" office:value-type="string">
            <text:p text:style-name="P35">C</text:p>
          </table:table-cell>
          <table:table-cell table:style-name="FoodItems.E28" office:value-type="string">
            <text:p text:style-name="P3">-</text:p>
          </table:table-cell>
        </table:table-row>
        <table:table-row table:style-name="FoodItems.3">
          <table:table-cell table:style-name="FoodItems.A2" office:value-type="string">
            <text:p text:style-name="P7">Spot Soda, <text:span text:style-name="T4">Classic Acid</text:span></text:p>
          </table:table-cell>
          <table:table-cell table:style-name="FoodItems.B2" office:value-type="float" office:value="90">
            <text:p text:style-name="P37">90</text:p>
          </table:table-cell>
          <table:table-cell table:style-name="FoodItems.B2" office:value-type="float" office:value="45">
            <text:p text:style-name="P36">45</text:p>
          </table:table-cell>
          <table:table-cell table:style-name="FoodItems.A2" office:value-type="string">
            <text:p text:style-name="P35">C</text:p>
          </table:table-cell>
          <table:table-cell table:style-name="FoodItems.E29" office:value-type="string">
            <text:p text:style-name="P3">-</text:p>
          </table:table-cell>
        </table:table-row>
        <table:table-row table:style-name="FoodItems.3">
          <table:table-cell table:style-name="FoodItems.A2" office:value-type="string">
            <text:p text:style-name="P7">Spot Soda, <text:span text:style-name="T4">Cream Dream</text:span></text:p>
          </table:table-cell>
          <table:table-cell table:style-name="FoodItems.B2" office:value-type="float" office:value="110">
            <text:p text:style-name="P37">110</text:p>
          </table:table-cell>
          <table:table-cell table:style-name="FoodItems.B2" office:value-type="float" office:value="55">
            <text:p text:style-name="P36">55</text:p>
          </table:table-cell>
          <table:table-cell table:style-name="FoodItems.A2" office:value-type="string">
            <text:p text:style-name="P35">C</text:p>
          </table:table-cell>
          <table:table-cell table:style-name="FoodItems.E30" office:value-type="string">
            <text:p text:style-name="P3">-</text:p>
          </table:table-cell>
        </table:table-row>
        <table:table-row table:style-name="FoodItems.3">
          <table:table-cell table:style-name="FoodItems.A2" office:value-type="string">
            <text:p text:style-name="P7">Spot Soda, <text:span text:style-name="T4">Dark Rage</text:span></text:p>
          </table:table-cell>
          <table:table-cell table:style-name="FoodItems.B2" office:value-type="float" office:value="130">
            <text:p text:style-name="P37">130</text:p>
          </table:table-cell>
          <table:table-cell table:style-name="FoodItems.B2" office:value-type="float" office:value="65">
            <text:p text:style-name="P36">65</text:p>
          </table:table-cell>
          <table:table-cell table:style-name="FoodItems.A2" office:value-type="string">
            <text:p text:style-name="P35">U</text:p>
          </table:table-cell>
          <table:table-cell table:style-name="FoodItems.E31" office:value-type="string">
            <text:p text:style-name="P3">-</text:p>
          </table:table-cell>
        </table:table-row>
        <table:table-row table:style-name="FoodItems.3">
          <table:table-cell table:style-name="FoodItems.A2" office:value-type="string">
            <text:p text:style-name="P7">Spot Soda, <text:span text:style-name="T4">Fulminator</text:span></text:p>
          </table:table-cell>
          <table:table-cell table:style-name="FoodItems.B2" office:value-type="float" office:value="150">
            <text:p text:style-name="P37">150</text:p>
          </table:table-cell>
          <table:table-cell table:style-name="FoodItems.B2" office:value-type="float" office:value="75">
            <text:p text:style-name="P36">75</text:p>
          </table:table-cell>
          <table:table-cell table:style-name="FoodItems.A2" office:value-type="string">
            <text:p text:style-name="P35">U</text:p>
          </table:table-cell>
          <table:table-cell table:style-name="FoodItems.E32" office:value-type="string">
            <text:p text:style-name="P3">-</text:p>
          </table:table-cell>
        </table:table-row>
        <table:table-row table:style-name="FoodItems.3">
          <table:table-cell table:style-name="FoodItems.A2" office:value-type="string">
            <text:p text:style-name="P7">Spot Soda, <text:span text:style-name="T4">Fury Run</text:span></text:p>
          </table:table-cell>
          <table:table-cell table:style-name="FoodItems.B2" office:value-type="float" office:value="180">
            <text:p text:style-name="P37">180</text:p>
          </table:table-cell>
          <table:table-cell table:style-name="FoodItems.B2" office:value-type="float" office:value="90">
            <text:p text:style-name="P36">90</text:p>
          </table:table-cell>
          <table:table-cell table:style-name="FoodItems.A2" office:value-type="string">
            <text:p text:style-name="P35">U</text:p>
          </table:table-cell>
          <table:table-cell table:style-name="FoodItems.E33" office:value-type="string">
            <text:p text:style-name="P3">-</text:p>
          </table:table-cell>
        </table:table-row>
        <table:table-row table:style-name="FoodItems.3">
          <table:table-cell table:style-name="FoodItems.A2" office:value-type="string">
            <text:p text:style-name="P7">Spot Soda, <text:span text:style-name="T4">Gut Chucker</text:span></text:p>
          </table:table-cell>
          <table:table-cell table:style-name="FoodItems.B2" office:value-type="float" office:value="200">
            <text:p text:style-name="P37">200</text:p>
          </table:table-cell>
          <table:table-cell table:style-name="FoodItems.B2" office:value-type="float" office:value="100">
            <text:p text:style-name="P36">100</text:p>
          </table:table-cell>
          <table:table-cell table:style-name="FoodItems.A2" office:value-type="string">
            <text:p text:style-name="P35">U</text:p>
          </table:table-cell>
          <table:table-cell table:style-name="FoodItems.E34" office:value-type="string">
            <text:p text:style-name="P3">-</text:p>
          </table:table-cell>
        </table:table-row>
        <text:soft-page-break/>
        <table:table-row table:style-name="FoodItems.3">
          <table:table-cell table:style-name="FoodItems.A2" office:value-type="string">
            <text:p text:style-name="P7">Spot Soda, <text:span text:style-name="T4">Heaver</text:span></text:p>
          </table:table-cell>
          <table:table-cell table:style-name="FoodItems.B2" office:value-type="float" office:value="240">
            <text:p text:style-name="P37">240</text:p>
          </table:table-cell>
          <table:table-cell table:style-name="FoodItems.B2" office:value-type="float" office:value="120">
            <text:p text:style-name="P36">120</text:p>
          </table:table-cell>
          <table:table-cell table:style-name="FoodItems.A2" office:value-type="string">
            <text:p text:style-name="P35">R</text:p>
          </table:table-cell>
          <table:table-cell table:style-name="FoodItems.E35" office:value-type="string">
            <text:p text:style-name="P3">-</text:p>
          </table:table-cell>
        </table:table-row>
        <table:table-row table:style-name="FoodItems.3">
          <table:table-cell table:style-name="FoodItems.A2" office:value-type="string">
            <text:p text:style-name="P7">Spot Soda, <text:span text:style-name="T4">Quenchfire</text:span></text:p>
          </table:table-cell>
          <table:table-cell table:style-name="FoodItems.B2" office:value-type="float" office:value="300">
            <text:p text:style-name="P37">300</text:p>
          </table:table-cell>
          <table:table-cell table:style-name="FoodItems.B2" office:value-type="float" office:value="150">
            <text:p text:style-name="P36">150</text:p>
          </table:table-cell>
          <table:table-cell table:style-name="FoodItems.A2" office:value-type="string">
            <text:p text:style-name="P35">R</text:p>
          </table:table-cell>
          <table:table-cell table:style-name="FoodItems.E36" office:value-type="string">
            <text:p text:style-name="P3">-</text:p>
          </table:table-cell>
        </table:table-row>
        <table:table-row table:style-name="FoodItems.3">
          <table:table-cell table:style-name="FoodItems.A2" office:value-type="string">
            <text:p text:style-name="P7">Spot Soda, <text:span text:style-name="T4">Silver Cream</text:span></text:p>
          </table:table-cell>
          <table:table-cell table:style-name="FoodItems.B2" office:value-type="float" office:value="400">
            <text:p text:style-name="P37">400</text:p>
          </table:table-cell>
          <table:table-cell table:style-name="FoodItems.B2" office:value-type="float" office:value="200">
            <text:p text:style-name="P36">200</text:p>
          </table:table-cell>
          <table:table-cell table:style-name="FoodItems.A2" office:value-type="string">
            <text:p text:style-name="P35">R</text:p>
          </table:table-cell>
          <table:table-cell table:style-name="FoodItems.E37" office:value-type="string">
            <text:p text:style-name="P3">-</text:p>
          </table:table-cell>
        </table:table-row>
        <table:table-row table:style-name="FoodItems.3">
          <table:table-cell table:style-name="FoodItems.A2" office:value-type="string">
            <text:p text:style-name="P7">Spot Soda, <text:span text:style-name="T4">Spazzer Royale</text:span></text:p>
          </table:table-cell>
          <table:table-cell table:style-name="FoodItems.B2" office:value-type="float" office:value="500">
            <text:p text:style-name="P37">500</text:p>
          </table:table-cell>
          <table:table-cell table:style-name="FoodItems.B2" office:value-type="float" office:value="250">
            <text:p text:style-name="P36">250</text:p>
          </table:table-cell>
          <table:table-cell table:style-name="FoodItems.A2" office:value-type="string">
            <text:p text:style-name="P35">R</text:p>
          </table:table-cell>
          <table:table-cell table:style-name="FoodItems.E38"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8">Canned Goods <text:span text:style-name="T10">(16)</text:span></text:p>
            <text:p text:style-name="P8"><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8">Can O’ Baked Beans</text:p>
          </table:table-cell>
          <table:table-cell table:style-name="FoodItems.B2" office:value-type="float" office:value="40">
            <text:p text:style-name="P39">40</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E41" office:value-type="string">
            <text:p text:style-name="P3">-</text:p>
          </table:table-cell>
        </table:table-row>
        <table:table-row table:style-name="FoodItems.3">
          <table:table-cell table:style-name="FoodItems.A2" office:value-type="string">
            <text:p text:style-name="P8">Can O’ Pasta n’ Cheese</text:p>
          </table:table-cell>
          <table:table-cell table:style-name="FoodItems.B2" office:value-type="float" office:value="45">
            <text:p text:style-name="P39">45</text:p>
          </table:table-cell>
          <table:table-cell table:style-name="FoodItems.B2" office:value-type="float" office:value="32">
            <text:p text:style-name="P40">32</text:p>
          </table:table-cell>
          <table:table-cell table:style-name="FoodItems.A2" office:value-type="string">
            <text:p text:style-name="P38">C</text:p>
          </table:table-cell>
          <table:table-cell table:style-name="FoodItems.E42" office:value-type="string">
            <text:p text:style-name="P3">-</text:p>
          </table:table-cell>
        </table:table-row>
        <table:table-row table:style-name="FoodItems.3">
          <table:table-cell table:style-name="FoodItems.A2" office:value-type="string">
            <text:p text:style-name="P8">Can O’ Pasta Rings</text:p>
          </table:table-cell>
          <table:table-cell table:style-name="FoodItems.B2" office:value-type="float" office:value="70">
            <text:p text:style-name="P39">70</text:p>
          </table:table-cell>
          <table:table-cell table:style-name="FoodItems.B2" office:value-type="float" office:value="50">
            <text:p text:style-name="P40">50</text:p>
          </table:table-cell>
          <table:table-cell table:style-name="FoodItems.A2" office:value-type="string">
            <text:p text:style-name="P38">R</text:p>
          </table:table-cell>
          <table:table-cell table:style-name="FoodItems.E43" office:value-type="string">
            <text:p text:style-name="P3">-</text:p>
          </table:table-cell>
        </table:table-row>
        <table:table-row table:style-name="FoodItems.3">
          <table:table-cell table:style-name="FoodItems.A2" office:value-type="string">
            <text:p text:style-name="P8">Fried Tato Bites</text:p>
          </table:table-cell>
          <table:table-cell table:style-name="FoodItems.B2" office:value-type="float" office:value="40">
            <text:p text:style-name="P39">40</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E44" office:value-type="string">
            <text:p text:style-name="P3">-</text:p>
          </table:table-cell>
        </table:table-row>
        <table:table-row table:style-name="FoodItems.3">
          <table:table-cell table:style-name="FoodItems.A2" office:value-type="string">
            <text:p text:style-name="P8">Fried Tato Cheese Bites</text:p>
          </table:table-cell>
          <table:table-cell table:style-name="FoodItems.B2" office:value-type="float" office:value="60">
            <text:p text:style-name="P39">60</text:p>
          </table:table-cell>
          <table:table-cell table:style-name="FoodItems.B2" office:value-type="float" office:value="40">
            <text:p text:style-name="P40">40</text:p>
          </table:table-cell>
          <table:table-cell table:style-name="FoodItems.A2" office:value-type="string">
            <text:p text:style-name="P38">C</text:p>
          </table:table-cell>
          <table:table-cell table:style-name="FoodItems.E45" office:value-type="string">
            <text:p text:style-name="P3">-</text:p>
          </table:table-cell>
        </table:table-row>
        <table:table-row table:style-name="FoodItems.3">
          <table:table-cell table:style-name="FoodItems.A2" office:value-type="string">
            <text:p text:style-name="P20">Jellied Tarberry Sauce</text:p>
          </table:table-cell>
          <table:table-cell table:style-name="FoodItems.B2" office:value-type="float" office:value="70">
            <text:p text:style-name="P39">70</text:p>
          </table:table-cell>
          <table:table-cell table:style-name="FoodItems.B2" office:value-type="float" office:value="50">
            <text:p text:style-name="P40">50</text:p>
          </table:table-cell>
          <table:table-cell table:style-name="FoodItems.A2" office:value-type="string">
            <text:p text:style-name="P38">U</text:p>
          </table:table-cell>
          <table:table-cell table:style-name="FoodItems.E46" office:value-type="string">
            <text:p text:style-name="P3">-</text:p>
          </table:table-cell>
        </table:table-row>
        <table:table-row table:style-name="FoodItems.3">
          <table:table-cell table:style-name="FoodItems.A2" office:value-type="string">
            <text:p text:style-name="P9">Mashed Potatoes</text:p>
          </table:table-cell>
          <table:table-cell table:style-name="FoodItems.B2" office:value-type="float" office:value="40">
            <text:p text:style-name="P39">4<text:span text:style-name="T27">0</text:span></text:p>
          </table:table-cell>
          <table:table-cell table:style-name="FoodItems.B2" office:value-type="float" office:value="20">
            <text:p text:style-name="P40">20</text:p>
          </table:table-cell>
          <table:table-cell table:style-name="FoodItems.A2" office:value-type="string">
            <text:p text:style-name="P38">C</text:p>
          </table:table-cell>
          <table:table-cell table:style-name="FoodItems.E47" office:value-type="string">
            <text:p text:style-name="P3">-</text:p>
          </table:table-cell>
        </table:table-row>
        <table:table-row table:style-name="FoodItems.3">
          <table:table-cell table:style-name="FoodItems.A2" office:value-type="string">
            <text:p text:style-name="P9">Mashed Potatoes, Buttered</text:p>
          </table:table-cell>
          <table:table-cell table:style-name="FoodItems.B2" office:value-type="float" office:value="55">
            <text:p text:style-name="P39">55</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E48" office:value-type="string">
            <text:p text:style-name="P3">-</text:p>
          </table:table-cell>
        </table:table-row>
        <table:table-row table:style-name="FoodItems.3">
          <table:table-cell table:style-name="FoodItems.A2" office:value-type="string">
            <text:p text:style-name="P9">Mashed Potatoes, Spicy</text:p>
          </table:table-cell>
          <table:table-cell table:style-name="FoodItems.B2" office:value-type="float" office:value="55">
            <text:p text:style-name="P39">55</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E49" office:value-type="string">
            <text:p text:style-name="P3">-</text:p>
          </table:table-cell>
        </table:table-row>
        <table:table-row table:style-name="FoodItems.3">
          <table:table-cell table:style-name="FoodItems.A2" office:value-type="string">
            <text:p text:style-name="P9">Mashed Potatoes, n’ Fern</text:p>
          </table:table-cell>
          <table:table-cell table:style-name="FoodItems.B2" office:value-type="float" office:value="90">
            <text:p text:style-name="P39">90</text:p>
          </table:table-cell>
          <table:table-cell table:style-name="FoodItems.B2" office:value-type="float" office:value="65">
            <text:p text:style-name="P40">65</text:p>
          </table:table-cell>
          <table:table-cell table:style-name="FoodItems.A2" office:value-type="string">
            <text:p text:style-name="P38">R</text:p>
          </table:table-cell>
          <table:table-cell table:style-name="FoodItems.E50" office:value-type="string">
            <text:p text:style-name="P3">-</text:p>
          </table:table-cell>
        </table:table-row>
        <table:table-row table:style-name="FoodItems.3">
          <table:table-cell table:style-name="FoodItems.A2" office:value-type="string">
            <text:p text:style-name="P21">Sauce, Apple</text:p>
          </table:table-cell>
          <table:table-cell table:style-name="FoodItems.B2" office:value-type="float" office:value="55">
            <text:p text:style-name="P39">55</text:p>
          </table:table-cell>
          <table:table-cell table:style-name="FoodItems.B2" office:value-type="float" office:value="20">
            <text:p text:style-name="P40">20</text:p>
          </table:table-cell>
          <table:table-cell table:style-name="FoodItems.A2" office:value-type="string">
            <text:p text:style-name="P38">C</text:p>
          </table:table-cell>
          <table:table-cell table:style-name="FoodItems.E51" office:value-type="string">
            <text:p text:style-name="P3">-</text:p>
          </table:table-cell>
        </table:table-row>
        <table:table-row table:style-name="FoodItems.3">
          <table:table-cell table:style-name="FoodItems.A2" office:value-type="string">
            <text:p text:style-name="P21">Sauce, Fresh Melon</text:p>
          </table:table-cell>
          <table:table-cell table:style-name="FoodItems.B2" office:value-type="float" office:value="40">
            <text:p text:style-name="P39">40</text:p>
          </table:table-cell>
          <table:table-cell table:style-name="FoodItems.B2" office:value-type="float" office:value="60">
            <text:p text:style-name="P40">60</text:p>
          </table:table-cell>
          <table:table-cell table:style-name="FoodItems.A2" office:value-type="string">
            <text:p text:style-name="P38">U</text:p>
          </table:table-cell>
          <table:table-cell table:style-name="FoodItems.E52" office:value-type="string">
            <text:p text:style-name="P31">c</text:p>
          </table:table-cell>
        </table:table-row>
        <table:table-row table:style-name="FoodItems.3">
          <table:table-cell table:style-name="FoodItems.A2" office:value-type="string">
            <text:p text:style-name="P21">Sauce, Fresh Mutfruit</text:p>
          </table:table-cell>
          <table:table-cell table:style-name="FoodItems.B2" office:value-type="float" office:value="40">
            <text:p text:style-name="P39">40</text:p>
          </table:table-cell>
          <table:table-cell table:style-name="FoodItems.B2" office:value-type="float" office:value="64">
            <text:p text:style-name="P40">64</text:p>
          </table:table-cell>
          <table:table-cell table:style-name="FoodItems.A2" office:value-type="string">
            <text:p text:style-name="P38">U</text:p>
          </table:table-cell>
          <table:table-cell table:style-name="FoodItems.E53" office:value-type="string">
            <text:p text:style-name="P31">c</text:p>
          </table:table-cell>
        </table:table-row>
        <table:table-row table:style-name="FoodItems.3">
          <table:table-cell table:style-name="FoodItems.A2" office:value-type="string">
            <text:p text:style-name="P21">Sauce, Orange</text:p>
          </table:table-cell>
          <table:table-cell table:style-name="FoodItems.B2" office:value-type="float" office:value="55">
            <text:p text:style-name="P39">55</text:p>
          </table:table-cell>
          <table:table-cell table:style-name="FoodItems.B2" office:value-type="float" office:value="25">
            <text:p text:style-name="P40">25</text:p>
          </table:table-cell>
          <table:table-cell table:style-name="FoodItems.A2" office:value-type="string">
            <text:p text:style-name="P38">C</text:p>
          </table:table-cell>
          <table:table-cell table:style-name="FoodItems.E54" office:value-type="string">
            <text:p text:style-name="P3">-</text:p>
          </table:table-cell>
        </table:table-row>
        <table:table-row table:style-name="FoodItems.3">
          <table:table-cell table:style-name="FoodItems.A2" office:value-type="string">
            <text:p text:style-name="P21">Sauce, Sweetened Melon</text:p>
          </table:table-cell>
          <table:table-cell table:style-name="FoodItems.B2" office:value-type="float" office:value="40">
            <text:p text:style-name="P39">40</text:p>
          </table:table-cell>
          <table:table-cell table:style-name="FoodItems.B2" office:value-type="float" office:value="30">
            <text:p text:style-name="P40">30</text:p>
          </table:table-cell>
          <table:table-cell table:style-name="FoodItems.A2" office:value-type="string">
            <text:p text:style-name="P38">C</text:p>
          </table:table-cell>
          <table:table-cell table:style-name="FoodItems.E55" office:value-type="string">
            <text:p text:style-name="P31">-</text:p>
          </table:table-cell>
        </table:table-row>
        <table:table-row table:style-name="FoodItems.3">
          <table:table-cell table:style-name="FoodItems.A2" office:value-type="string">
            <text:p text:style-name="P21">Sauce, Sweetened Mutfruit</text:p>
          </table:table-cell>
          <table:table-cell table:style-name="FoodItems.B2" office:value-type="float" office:value="40">
            <text:p text:style-name="P39">40</text:p>
          </table:table-cell>
          <table:table-cell table:style-name="FoodItems.B2" office:value-type="float" office:value="32">
            <text:p text:style-name="P40">32</text:p>
          </table:table-cell>
          <table:table-cell table:style-name="FoodItems.A2" office:value-type="string">
            <text:p text:style-name="P38">C</text:p>
          </table:table-cell>
          <table:table-cell table:style-name="FoodItems.E56" office:value-type="string">
            <text:p text:style-name="P31">-</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10">Cakes and other Bakery <text:span text:style-name="T10">(25)</text:span></text:p>
            <text:p text:style-name="P10"><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13">Afterburners</text:p>
          </table:table-cell>
          <table:table-cell table:style-name="FoodItems.B2" office:value-type="float" office:value="10">
            <text:p text:style-name="P40">10</text:p>
          </table:table-cell>
          <table:table-cell table:style-name="FoodItems.B2" office:value-type="float" office:value="29">
            <text:p text:style-name="P41">29</text:p>
          </table:table-cell>
          <table:table-cell table:style-name="FoodItems.A2" office:value-type="string">
            <text:p text:style-name="P41">C</text:p>
          </table:table-cell>
          <table:table-cell table:style-name="FoodItems.E59" office:value-type="string">
            <text:p text:style-name="P31">b</text:p>
          </table:table-cell>
        </table:table-row>
        <table:table-row table:style-name="FoodItems.3">
          <table:table-cell table:style-name="FoodItems.A2" office:value-type="string">
            <text:p text:style-name="P11">Buttered <text:span text:style-name="T5">Apple</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0" office:value-type="string">
            <text:p text:style-name="P3">-</text:p>
          </table:table-cell>
        </table:table-row>
        <table:table-row table:style-name="FoodItems.3">
          <table:table-cell table:style-name="FoodItems.A2" office:value-type="string">
            <text:p text:style-name="P10">Buttered Carrot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1" office:value-type="string">
            <text:p text:style-name="P3">-</text:p>
          </table:table-cell>
        </table:table-row>
        <table:table-row table:style-name="FoodItems.3">
          <table:table-cell table:style-name="FoodItems.A2" office:value-type="string">
            <text:p text:style-name="P12">Buttered <text:span text:style-name="T6">Cheese</text:span> Cake</text:p>
          </table:table-cell>
          <table:table-cell table:style-name="FoodItems.B2" office:value-type="float" office:value="80">
            <text:p text:style-name="P43">80</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E62" office:value-type="string">
            <text:p text:style-name="P3">-</text:p>
          </table:table-cell>
        </table:table-row>
        <table:table-row table:style-name="FoodItems.3">
          <table:table-cell table:style-name="FoodItems.A2" office:value-type="string">
            <text:p text:style-name="P11">Buttered <text:span text:style-name="T5">Chocolate</text:span> Cake</text:p>
          </table:table-cell>
          <table:table-cell table:style-name="FoodItems.B2" office:value-type="float" office:value="85">
            <text:p text:style-name="P43">85</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E63" office:value-type="string">
            <text:p text:style-name="P3">-</text:p>
          </table:table-cell>
        </table:table-row>
        <table:table-row table:style-name="FoodItems.3">
          <table:table-cell table:style-name="FoodItems.A2" office:value-type="string">
            <text:p text:style-name="P10">Buttered Cor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4" office:value-type="string">
            <text:p text:style-name="P3">-</text:p>
          </table:table-cell>
        </table:table-row>
        <table:table-row table:style-name="FoodItems.3">
          <table:table-cell table:style-name="FoodItems.A2" office:value-type="string">
            <text:p text:style-name="P12">Buttered <text:span text:style-name="T6">Mutfruit</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5" office:value-type="string">
            <text:p text:style-name="P3">-</text:p>
          </table:table-cell>
        </table:table-row>
        <table:table-row table:style-name="FoodItems.3">
          <table:table-cell table:style-name="FoodItems.A2" office:value-type="string">
            <text:p text:style-name="P12">Buttered <text:span text:style-name="T6">Orange</text:span> Cake</text:p>
          </table:table-cell>
          <table:table-cell table:style-name="FoodItems.B2" office:value-type="float" office:value="75">
            <text:p text:style-name="P43">75</text:p>
          </table:table-cell>
          <table:table-cell table:style-name="FoodItems.B2" office:value-type="float" office:value="90">
            <text:p text:style-name="P42">90</text:p>
          </table:table-cell>
          <table:table-cell table:style-name="FoodItems.A2" office:value-type="string">
            <text:p text:style-name="P42">U</text:p>
          </table:table-cell>
          <table:table-cell table:style-name="FoodItems.E66" office:value-type="string">
            <text:p text:style-name="P3">-</text:p>
          </table:table-cell>
        </table:table-row>
        <table:table-row table:style-name="FoodItems.3">
          <table:table-cell table:style-name="FoodItems.A2" office:value-type="string">
            <text:p text:style-name="P10">Buttered Potato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7" office:value-type="string">
            <text:p text:style-name="P3">-</text:p>
          </table:table-cell>
        </table:table-row>
        <table:table-row table:style-name="FoodItems.3">
          <table:table-cell table:style-name="FoodItems.A2" office:value-type="string">
            <text:p text:style-name="P11">Buttered <text:span text:style-name="T5">Pumpkin</text:span>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8" office:value-type="string">
            <text:p text:style-name="P3">-</text:p>
          </table:table-cell>
        </table:table-row>
        <text:soft-page-break/>
        <table:table-row table:style-name="FoodItems.3">
          <table:table-cell table:style-name="FoodItems.A2" office:value-type="string">
            <text:p text:style-name="P10">Buttered Wheat Cake</text:p>
          </table:table-cell>
          <table:table-cell table:style-name="FoodItems.B2" office:value-type="float" office:value="60">
            <text:p text:style-name="P43">60</text:p>
          </table:table-cell>
          <table:table-cell table:style-name="FoodItems.B2" office:value-type="float" office:value="50">
            <text:p text:style-name="P42">50</text:p>
          </table:table-cell>
          <table:table-cell table:style-name="FoodItems.A2" office:value-type="string">
            <text:p text:style-name="P42">C</text:p>
          </table:table-cell>
          <table:table-cell table:style-name="FoodItems.E69" office:value-type="string">
            <text:p text:style-name="P3">-</text:p>
          </table:table-cell>
        </table:table-row>
        <table:table-row table:style-name="FoodItems.3">
          <table:table-cell table:style-name="FoodItems.A2" office:value-type="string">
            <text:p text:style-name="P13">Cornbread</text:p>
          </table:table-cell>
          <table:table-cell table:style-name="FoodItems.B2" office:value-type="float" office:value="35">
            <text:p text:style-name="P44">35</text:p>
          </table:table-cell>
          <table:table-cell table:style-name="FoodItems.B2" office:value-type="float" office:value="40">
            <text:p text:style-name="P44">40</text:p>
          </table:table-cell>
          <table:table-cell table:style-name="FoodItems.A2" office:value-type="string">
            <text:p text:style-name="P44">C</text:p>
          </table:table-cell>
          <table:table-cell table:style-name="FoodItems.E70" office:value-type="string">
            <text:p text:style-name="P3">-</text:p>
          </table:table-cell>
        </table:table-row>
        <table:table-row table:style-name="FoodItems.3">
          <table:table-cell table:style-name="FoodItems.A2" office:value-type="string">
            <text:p text:style-name="P13">Cornbread, Fresh</text:p>
          </table:table-cell>
          <table:table-cell table:style-name="FoodItems.B2" office:value-type="float" office:value="35">
            <text:p text:style-name="P44">35</text:p>
          </table:table-cell>
          <table:table-cell table:style-name="FoodItems.B2" office:value-type="float" office:value="65">
            <text:p text:style-name="P44">65</text:p>
          </table:table-cell>
          <table:table-cell table:style-name="FoodItems.A2" office:value-type="string">
            <text:p text:style-name="P44">U</text:p>
          </table:table-cell>
          <table:table-cell table:style-name="FoodItems.E71" office:value-type="string">
            <text:p text:style-name="P31">c</text:p>
          </table:table-cell>
        </table:table-row>
        <table:table-row table:style-name="FoodItems.3">
          <table:table-cell table:style-name="FoodItems.A2" office:value-type="string">
            <text:p text:style-name="P13">Cornbread, Wild</text:p>
          </table:table-cell>
          <table:table-cell table:style-name="FoodItems.B2" office:value-type="float" office:value="45">
            <text:p text:style-name="P44">45</text:p>
          </table:table-cell>
          <table:table-cell table:style-name="FoodItems.B2" office:value-type="float" office:value="75">
            <text:p text:style-name="P44">75</text:p>
          </table:table-cell>
          <table:table-cell table:style-name="FoodItems.A2" office:value-type="string">
            <text:p text:style-name="P44">R</text:p>
          </table:table-cell>
          <table:table-cell table:style-name="FoodItems.E72" office:value-type="string">
            <text:p text:style-name="P3">-</text:p>
          </table:table-cell>
        </table:table-row>
        <table:table-row table:style-name="FoodItems.3">
          <table:table-cell table:style-name="FoodItems.A2" office:value-type="string">
            <text:p text:style-name="P16">Pie, Appl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E73" office:value-type="string">
            <text:p text:style-name="P3">-</text:p>
          </table:table-cell>
        </table:table-row>
        <table:table-row table:style-name="FoodItems.3">
          <table:table-cell table:style-name="FoodItems.A2" office:value-type="string">
            <text:p text:style-name="P16">Pie, Bean and Meat</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E74" office:value-type="string">
            <text:p text:style-name="P3">-</text:p>
          </table:table-cell>
        </table:table-row>
        <table:table-row table:style-name="FoodItems.3">
          <table:table-cell table:style-name="FoodItems.A2" office:value-type="string">
            <text:p text:style-name="P16">Pie, Chees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E75" office:value-type="string">
            <text:p text:style-name="P3">-</text:p>
          </table:table-cell>
        </table:table-row>
        <table:table-row table:style-name="FoodItems.3">
          <table:table-cell table:style-name="FoodItems.A2" office:value-type="string">
            <text:p text:style-name="P16">Pie, <text:span text:style-name="T7">Mint </text:span>Chocolate</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E76" office:value-type="string">
            <text:p text:style-name="P3">-</text:p>
          </table:table-cell>
        </table:table-row>
        <table:table-row table:style-name="FoodItems.3">
          <table:table-cell table:style-name="FoodItems.A2" office:value-type="string">
            <text:p text:style-name="P16">Pie, Fresh Carrot</text:p>
          </table:table-cell>
          <table:table-cell table:style-name="FoodItems.B2" office:value-type="float" office:value="90">
            <text:p text:style-name="P46">90</text:p>
          </table:table-cell>
          <table:table-cell table:style-name="FoodItems.B2" office:value-type="float" office:value="120">
            <text:p text:style-name="P45">120</text:p>
          </table:table-cell>
          <table:table-cell table:style-name="FoodItems.A2" office:value-type="string">
            <text:p text:style-name="P46">R</text:p>
          </table:table-cell>
          <table:table-cell table:style-name="FoodItems.E77" office:value-type="string">
            <text:p text:style-name="P31">c</text:p>
          </table:table-cell>
        </table:table-row>
        <table:table-row table:style-name="FoodItems.3">
          <table:table-cell table:style-name="FoodItems.A2" office:value-type="string">
            <text:p text:style-name="P16">Pie, Fresh Melon</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E78" office:value-type="string">
            <text:p text:style-name="P31">c</text:p>
          </table:table-cell>
        </table:table-row>
        <table:table-row table:style-name="FoodItems.3">
          <table:table-cell table:style-name="FoodItems.A2" office:value-type="string">
            <text:p text:style-name="P17">Pie, Fresh M<text:span text:style-name="T7">utfruit</text:span></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E79" office:value-type="string">
            <text:p text:style-name="P31">c</text:p>
          </table:table-cell>
        </table:table-row>
        <table:table-row table:style-name="FoodItems.3">
          <table:table-cell table:style-name="FoodItems.A2" office:value-type="string">
            <text:p text:style-name="P18">Pie, Nuke Nut</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E80" office:value-type="string">
            <text:p text:style-name="P3">-</text:p>
          </table:table-cell>
        </table:table-row>
        <table:table-row table:style-name="FoodItems.3">
          <table:table-cell table:style-name="FoodItems.A2" office:value-type="string">
            <text:p text:style-name="P16">Pie, Orange</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E81" office:value-type="string">
            <text:p text:style-name="P3">-</text:p>
          </table:table-cell>
        </table:table-row>
        <table:table-row table:style-name="FoodItems.3">
          <table:table-cell table:style-name="FoodItems.A2" office:value-type="string">
            <text:p text:style-name="P16">Pie, Pumpkin</text:p>
          </table:table-cell>
          <table:table-cell table:style-name="FoodItems.B2" office:value-type="float" office:value="50">
            <text:p text:style-name="P46">50</text:p>
          </table:table-cell>
          <table:table-cell table:style-name="FoodItems.B2" office:value-type="float" office:value="90">
            <text:p text:style-name="P46">90</text:p>
          </table:table-cell>
          <table:table-cell table:style-name="FoodItems.A2" office:value-type="string">
            <text:p text:style-name="P46">U</text:p>
          </table:table-cell>
          <table:table-cell table:style-name="FoodItems.E82" office:value-type="string">
            <text:p text:style-name="P3">-</text:p>
          </table:table-cell>
        </table:table-row>
        <table:table-row table:style-name="FoodItems.3">
          <table:table-cell table:style-name="FoodItems.A2" office:value-type="string">
            <text:p text:style-name="P16">Pie, Wild Tarberry</text:p>
          </table:table-cell>
          <table:table-cell table:style-name="FoodItems.B2" office:value-type="float" office:value="90">
            <text:p text:style-name="P46">90</text:p>
          </table:table-cell>
          <table:table-cell table:style-name="FoodItems.B2" office:value-type="float" office:value="120">
            <text:p text:style-name="P46">120</text:p>
          </table:table-cell>
          <table:table-cell table:style-name="FoodItems.A2" office:value-type="string">
            <text:p text:style-name="P46">R</text:p>
          </table:table-cell>
          <table:table-cell table:style-name="FoodItems.E83"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15">Chips <text:span text:style-name="T10">(9)</text:span></text:p>
            <text:p text:style-name="P15"><text:s text:c="4"/><text:span text:style-name="T22">Boxed chips of sorts. <text:s/>Find a flavor you like and enjoy it, there’s not much more to it than that.</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15">Corn Chips, <text:span text:style-name="T8">Hubflower</text:span></text:p>
          </table:table-cell>
          <table:table-cell table:style-name="FoodItems.B2" office:value-type="float" office:value="38">
            <text:p text:style-name="P48">38</text:p>
          </table:table-cell>
          <table:table-cell table:style-name="FoodItems.B2" office:value-type="float" office:value="40">
            <text:p text:style-name="P48">40</text:p>
          </table:table-cell>
          <table:table-cell table:style-name="FoodItems.A2" office:value-type="string">
            <text:p text:style-name="P47">C</text:p>
          </table:table-cell>
          <table:table-cell table:style-name="FoodItems.E86" office:value-type="string">
            <text:p text:style-name="P3">-</text:p>
          </table:table-cell>
        </table:table-row>
        <table:table-row table:style-name="FoodItems.3">
          <table:table-cell table:style-name="FoodItems.A2" office:value-type="string">
            <text:p text:style-name="P15">Corn Chips, <text:span text:style-name="T8">Plain</text:span></text:p>
          </table:table-cell>
          <table:table-cell table:style-name="FoodItems.B2" office:value-type="float" office:value="35">
            <text:p text:style-name="P48">35</text:p>
          </table:table-cell>
          <table:table-cell table:style-name="FoodItems.B2" office:value-type="float" office:value="35">
            <text:p text:style-name="P48">35</text:p>
          </table:table-cell>
          <table:table-cell table:style-name="FoodItems.A2" office:value-type="string">
            <text:p text:style-name="P47">C</text:p>
          </table:table-cell>
          <table:table-cell table:style-name="FoodItems.E87" office:value-type="string">
            <text:p text:style-name="P3">-</text:p>
          </table:table-cell>
        </table:table-row>
        <table:table-row table:style-name="FoodItems.3">
          <table:table-cell table:style-name="FoodItems.A2" office:value-type="string">
            <text:p text:style-name="P14">Corn Chips, <text:span text:style-name="T8">Wild Tarberry</text:span></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R</text:p>
          </table:table-cell>
          <table:table-cell table:style-name="FoodItems.E88" office:value-type="string">
            <text:p text:style-name="P3">-</text:p>
          </table:table-cell>
        </table:table-row>
        <table:table-row table:style-name="FoodItems.3">
          <table:table-cell table:style-name="FoodItems.A2" office:value-type="string">
            <text:p text:style-name="P15">Corn Chips, <text:span text:style-name="T8">Wild Fruit</text:span></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R</text:p>
          </table:table-cell>
          <table:table-cell table:style-name="FoodItems.E89" office:value-type="string">
            <text:p text:style-name="P3">-</text:p>
          </table:table-cell>
        </table:table-row>
        <table:table-row table:style-name="FoodItems.3">
          <table:table-cell table:style-name="FoodItems.A2" office:value-type="string">
            <text:p text:style-name="P19">Potato Chips, Basic</text:p>
          </table:table-cell>
          <table:table-cell table:style-name="FoodItems.B2" office:value-type="float" office:value="35">
            <text:p text:style-name="P48">35</text:p>
          </table:table-cell>
          <table:table-cell table:style-name="FoodItems.B2" office:value-type="float" office:value="40">
            <text:p text:style-name="P48">40</text:p>
          </table:table-cell>
          <table:table-cell table:style-name="FoodItems.A2" office:value-type="string">
            <text:p text:style-name="P47">C</text:p>
          </table:table-cell>
          <table:table-cell table:style-name="FoodItems.E90" office:value-type="string">
            <text:p text:style-name="P3">-</text:p>
          </table:table-cell>
        </table:table-row>
        <table:table-row table:style-name="FoodItems.3">
          <table:table-cell table:style-name="FoodItems.A2" office:value-type="string">
            <text:p text:style-name="P19">Potato Chips, Cheese</text:p>
          </table:table-cell>
          <table:table-cell table:style-name="FoodItems.B2" office:value-type="float" office:value="45">
            <text:p text:style-name="P48">45</text:p>
          </table:table-cell>
          <table:table-cell table:style-name="FoodItems.B2" office:value-type="float" office:value="50">
            <text:p text:style-name="P48">50</text:p>
          </table:table-cell>
          <table:table-cell table:style-name="FoodItems.A2" office:value-type="string">
            <text:p text:style-name="P47">C</text:p>
          </table:table-cell>
          <table:table-cell table:style-name="FoodItems.E91" office:value-type="string">
            <text:p text:style-name="P3">-</text:p>
          </table:table-cell>
        </table:table-row>
        <table:table-row table:style-name="FoodItems.3">
          <table:table-cell table:style-name="FoodItems.A2" office:value-type="string">
            <text:p text:style-name="P19">Potato Chips, Onion</text:p>
          </table:table-cell>
          <table:table-cell table:style-name="FoodItems.B2" office:value-type="float" office:value="40">
            <text:p text:style-name="P48">40</text:p>
          </table:table-cell>
          <table:table-cell table:style-name="FoodItems.B2" office:value-type="float" office:value="52">
            <text:p text:style-name="P48">52</text:p>
          </table:table-cell>
          <table:table-cell table:style-name="FoodItems.A2" office:value-type="string">
            <text:p text:style-name="P47">C</text:p>
          </table:table-cell>
          <table:table-cell table:style-name="FoodItems.E92" office:value-type="string">
            <text:p text:style-name="P3">-</text:p>
          </table:table-cell>
        </table:table-row>
        <table:table-row table:style-name="FoodItems.3">
          <table:table-cell table:style-name="FoodItems.A2" office:value-type="string">
            <text:p text:style-name="P19">Potato Chips, Spicy</text:p>
          </table:table-cell>
          <table:table-cell table:style-name="FoodItems.B2" office:value-type="float" office:value="37">
            <text:p text:style-name="P48">37</text:p>
          </table:table-cell>
          <table:table-cell table:style-name="FoodItems.B2" office:value-type="float" office:value="50">
            <text:p text:style-name="P48">50</text:p>
          </table:table-cell>
          <table:table-cell table:style-name="FoodItems.A2" office:value-type="string">
            <text:p text:style-name="P47">C</text:p>
          </table:table-cell>
          <table:table-cell table:style-name="FoodItems.E93" office:value-type="string">
            <text:p text:style-name="P3">-</text:p>
          </table:table-cell>
        </table:table-row>
        <table:table-row table:style-name="FoodItems.3">
          <table:table-cell table:style-name="FoodItems.A2" office:value-type="string">
            <text:p text:style-name="P20">Veggie Chips</text:p>
          </table:table-cell>
          <table:table-cell table:style-name="FoodItems.B2" office:value-type="float" office:value="45">
            <text:p text:style-name="P48">45</text:p>
          </table:table-cell>
          <table:table-cell table:style-name="FoodItems.B2" office:value-type="float" office:value="65">
            <text:p text:style-name="P48">65</text:p>
          </table:table-cell>
          <table:table-cell table:style-name="FoodItems.A2" office:value-type="string">
            <text:p text:style-name="P47">U</text:p>
          </table:table-cell>
          <table:table-cell table:style-name="FoodItems.E94"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0">Meat and Eggs <text:span text:style-name="T10">(</text:span><text:span text:style-name="T11">16</text:span><text:span text:style-name="T10">)</text:span></text:p>
            <text:p text:style-name="P20"><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2">Deathclaw Bacon</text:p>
          </table:table-cell>
          <table:table-cell table:style-name="FoodItems.B2" office:value-type="float" office:value="28">
            <text:p text:style-name="P49">28</text:p>
          </table:table-cell>
          <table:table-cell table:style-name="FoodItems.B2" office:value-type="float" office:value="33">
            <text:p text:style-name="P51">33</text:p>
          </table:table-cell>
          <table:table-cell table:style-name="FoodItems.A2" office:value-type="string">
            <text:p text:style-name="P49">R</text:p>
          </table:table-cell>
          <table:table-cell table:style-name="FoodItems.E97" office:value-type="string">
            <text:p text:style-name="P3">-</text:p>
          </table:table-cell>
        </table:table-row>
        <table:table-row table:style-name="FoodItems.3">
          <table:table-cell table:style-name="FoodItems.A2" office:value-type="string">
            <text:p text:style-name="P22">Deathclaw Corn Dogs</text:p>
          </table:table-cell>
          <table:table-cell table:style-name="FoodItems.B2" office:value-type="float" office:value="43">
            <text:p text:style-name="P49">43</text:p>
          </table:table-cell>
          <table:table-cell table:style-name="FoodItems.B2" office:value-type="float" office:value="60">
            <text:p text:style-name="P51">60</text:p>
          </table:table-cell>
          <table:table-cell table:style-name="FoodItems.A2" office:value-type="string">
            <text:p text:style-name="P49">R</text:p>
          </table:table-cell>
          <table:table-cell table:style-name="FoodItems.E98" office:value-type="string">
            <text:p text:style-name="P3">-</text:p>
          </table:table-cell>
        </table:table-row>
        <table:table-row table:style-name="FoodItems.3">
          <table:table-cell table:style-name="FoodItems.A2" office:value-type="string">
            <text:p text:style-name="P22">Omelet, Beef</text:p>
          </table:table-cell>
          <table:table-cell table:style-name="FoodItems.B2" office:value-type="float" office:value="66">
            <text:p text:style-name="P50">66</text:p>
          </table:table-cell>
          <table:table-cell table:style-name="FoodItems.B2" office:value-type="float" office:value="60">
            <text:p text:style-name="P51">60</text:p>
          </table:table-cell>
          <table:table-cell table:style-name="FoodItems.A2" office:value-type="string">
            <text:p text:style-name="P49">U</text:p>
          </table:table-cell>
          <table:table-cell table:style-name="FoodItems.E99" office:value-type="string">
            <text:p text:style-name="P3">-</text:p>
          </table:table-cell>
        </table:table-row>
        <table:table-row table:style-name="FoodItems.3">
          <table:table-cell table:style-name="FoodItems.A2" office:value-type="string">
            <text:p text:style-name="P22">Omelet, Cheese</text:p>
          </table:table-cell>
          <table:table-cell table:style-name="FoodItems.B2" office:value-type="float" office:value="55">
            <text:p text:style-name="P50">55</text:p>
          </table:table-cell>
          <table:table-cell table:style-name="FoodItems.B2" office:value-type="float" office:value="55">
            <text:p text:style-name="P51">55</text:p>
          </table:table-cell>
          <table:table-cell table:style-name="FoodItems.A2" office:value-type="string">
            <text:p text:style-name="P49">U</text:p>
          </table:table-cell>
          <table:table-cell table:style-name="FoodItems.E100" office:value-type="string">
            <text:p text:style-name="P3">-</text:p>
          </table:table-cell>
        </table:table-row>
        <table:table-row table:style-name="FoodItems.3">
          <table:table-cell table:style-name="FoodItems.A2" office:value-type="string">
            <text:p text:style-name="P22">Omelet, Chicken</text:p>
          </table:table-cell>
          <table:table-cell table:style-name="FoodItems.B2" office:value-type="float" office:value="75">
            <text:p text:style-name="P50">75</text:p>
          </table:table-cell>
          <table:table-cell table:style-name="FoodItems.B2" office:value-type="float" office:value="70">
            <text:p text:style-name="P51">70</text:p>
          </table:table-cell>
          <table:table-cell table:style-name="FoodItems.A2" office:value-type="string">
            <text:p text:style-name="P49">R</text:p>
          </table:table-cell>
          <table:table-cell table:style-name="FoodItems.E101" office:value-type="string">
            <text:p text:style-name="P3">-</text:p>
          </table:table-cell>
        </table:table-row>
        <table:table-row table:style-name="FoodItems.3">
          <table:table-cell table:style-name="FoodItems.A2" office:value-type="string">
            <text:p text:style-name="P22">Omelet, Deathclaw</text:p>
          </table:table-cell>
          <table:table-cell table:style-name="FoodItems.B2" office:value-type="float" office:value="90">
            <text:p text:style-name="P50">90</text:p>
          </table:table-cell>
          <table:table-cell table:style-name="FoodItems.B2" office:value-type="float" office:value="90">
            <text:p text:style-name="P51">90</text:p>
          </table:table-cell>
          <table:table-cell table:style-name="FoodItems.A2" office:value-type="string">
            <text:p text:style-name="P49">R</text:p>
          </table:table-cell>
          <table:table-cell table:style-name="FoodItems.E102" office:value-type="string">
            <text:p text:style-name="P3">-</text:p>
          </table:table-cell>
        </table:table-row>
        <table:table-row table:style-name="FoodItems.3">
          <table:table-cell table:style-name="FoodItems.A2" office:value-type="string">
            <text:p text:style-name="P22">Omelet, Plain</text:p>
          </table:table-cell>
          <table:table-cell table:style-name="FoodItems.B2" office:value-type="float" office:value="35">
            <text:p text:style-name="P49">35</text:p>
          </table:table-cell>
          <table:table-cell table:style-name="FoodItems.B2" office:value-type="float" office:value="40">
            <text:p text:style-name="P51">40</text:p>
          </table:table-cell>
          <table:table-cell table:style-name="FoodItems.A2" office:value-type="string">
            <text:p text:style-name="P49">U</text:p>
          </table:table-cell>
          <table:table-cell table:style-name="FoodItems.E103" office:value-type="string">
            <text:p text:style-name="P3">-</text:p>
          </table:table-cell>
        </table:table-row>
        <table:table-row table:style-name="FoodItems.3">
          <table:table-cell table:style-name="FoodItems.A2" office:value-type="string">
            <text:p text:style-name="P22">Omelet, Radstag</text:p>
          </table:table-cell>
          <table:table-cell table:style-name="FoodItems.B2" office:value-type="float" office:value="70">
            <text:p text:style-name="P50">70</text:p>
          </table:table-cell>
          <table:table-cell table:style-name="FoodItems.B2" office:value-type="float" office:value="60">
            <text:p text:style-name="P51">60</text:p>
          </table:table-cell>
          <table:table-cell table:style-name="FoodItems.A2" office:value-type="string">
            <text:p text:style-name="P49">R</text:p>
          </table:table-cell>
          <table:table-cell table:style-name="FoodItems.E104" office:value-type="string">
            <text:p text:style-name="P3">-</text:p>
          </table:table-cell>
        </table:table-row>
        <text:soft-page-break/>
        <table:table-row table:style-name="FoodItems.3">
          <table:table-cell table:style-name="FoodItems.A2" office:value-type="string">
            <text:p text:style-name="P22">Omelet, Vegetable</text:p>
          </table:table-cell>
          <table:table-cell table:style-name="FoodItems.B2" office:value-type="float" office:value="62">
            <text:p text:style-name="P50">62</text:p>
          </table:table-cell>
          <table:table-cell table:style-name="FoodItems.B2" office:value-type="float" office:value="75">
            <text:p text:style-name="P51">75</text:p>
          </table:table-cell>
          <table:table-cell table:style-name="FoodItems.A2" office:value-type="string">
            <text:p text:style-name="P49">U</text:p>
          </table:table-cell>
          <table:table-cell table:style-name="FoodItems.E105" office:value-type="string">
            <text:p text:style-name="P3">-</text:p>
          </table:table-cell>
        </table:table-row>
        <table:table-row table:style-name="FoodItems.3">
          <table:table-cell table:style-name="FoodItems.A2" office:value-type="string">
            <text:p text:style-name="P23">Scrambled Eggs</text:p>
          </table:table-cell>
          <table:table-cell table:style-name="FoodItems.B2" office:value-type="float" office:value="35">
            <text:p text:style-name="P49">35</text:p>
          </table:table-cell>
          <table:table-cell table:style-name="FoodItems.B2" office:value-type="float" office:value="35">
            <text:p text:style-name="P52">35</text:p>
          </table:table-cell>
          <table:table-cell table:style-name="FoodItems.A2" office:value-type="string">
            <text:p text:style-name="P52">C</text:p>
          </table:table-cell>
          <table:table-cell table:style-name="FoodItems.E106" office:value-type="string">
            <text:p text:style-name="P3">-</text:p>
          </table:table-cell>
        </table:table-row>
        <table:table-row table:style-name="FoodItems.3">
          <table:table-cell table:style-name="FoodItems.A2" office:value-type="string">
            <text:p text:style-name="P23">Scrambled Eggs n’ Cheese</text:p>
          </table:table-cell>
          <table:table-cell table:style-name="FoodItems.B2" office:value-type="float" office:value="50">
            <text:p text:style-name="P49">50</text:p>
          </table:table-cell>
          <table:table-cell table:style-name="FoodItems.B2" office:value-type="float" office:value="50">
            <text:p text:style-name="P52">50</text:p>
          </table:table-cell>
          <table:table-cell table:style-name="FoodItems.A2" office:value-type="string">
            <text:p text:style-name="P52">C</text:p>
          </table:table-cell>
          <table:table-cell table:style-name="FoodItems.E107" office:value-type="string">
            <text:p text:style-name="P3">-</text:p>
          </table:table-cell>
        </table:table-row>
        <table:table-row table:style-name="FoodItems.3">
          <table:table-cell table:style-name="FoodItems.A2" office:value-type="string">
            <text:p text:style-name="P23">Scrambled Eggs, Bacon</text:p>
          </table:table-cell>
          <table:table-cell table:style-name="FoodItems.B2" office:value-type="float" office:value="55">
            <text:p text:style-name="P52">55</text:p>
          </table:table-cell>
          <table:table-cell table:style-name="FoodItems.B2" office:value-type="float" office:value="60">
            <text:p text:style-name="P52">60</text:p>
          </table:table-cell>
          <table:table-cell table:style-name="FoodItems.A2" office:value-type="string">
            <text:p text:style-name="P52">R</text:p>
          </table:table-cell>
          <table:table-cell table:style-name="FoodItems.E108" office:value-type="string">
            <text:p text:style-name="P3">-</text:p>
          </table:table-cell>
        </table:table-row>
        <table:table-row table:style-name="FoodItems.3">
          <table:table-cell table:style-name="FoodItems.A2" office:value-type="string">
            <text:p text:style-name="P23">Scrambled Eggs, Blossom</text:p>
          </table:table-cell>
          <table:table-cell table:style-name="FoodItems.B2" office:value-type="float" office:value="48">
            <text:p text:style-name="P49">48</text:p>
          </table:table-cell>
          <table:table-cell table:style-name="FoodItems.B2" office:value-type="float" office:value="85">
            <text:p text:style-name="P52">85</text:p>
          </table:table-cell>
          <table:table-cell table:style-name="FoodItems.A2" office:value-type="string">
            <text:p text:style-name="P52">R</text:p>
          </table:table-cell>
          <table:table-cell table:style-name="FoodItems.E109" office:value-type="string">
            <text:p text:style-name="P3">-</text:p>
          </table:table-cell>
        </table:table-row>
        <table:table-row table:style-name="FoodItems.3">
          <table:table-cell table:style-name="FoodItems.A2" office:value-type="string">
            <text:p text:style-name="P23">Scrambled Eggs, Buttered</text:p>
          </table:table-cell>
          <table:table-cell table:style-name="FoodItems.B2" office:value-type="float" office:value="40">
            <text:p text:style-name="P49">40</text:p>
          </table:table-cell>
          <table:table-cell table:style-name="FoodItems.B2" office:value-type="float" office:value="45">
            <text:p text:style-name="P52">45</text:p>
          </table:table-cell>
          <table:table-cell table:style-name="FoodItems.A2" office:value-type="string">
            <text:p text:style-name="P52">C</text:p>
          </table:table-cell>
          <table:table-cell table:style-name="FoodItems.E110" office:value-type="string">
            <text:p text:style-name="P3">-</text:p>
          </table:table-cell>
        </table:table-row>
        <table:table-row table:style-name="FoodItems.3">
          <table:table-cell table:style-name="FoodItems.A2" office:value-type="string">
            <text:p text:style-name="P23">Scrambled Eggs, Thistle</text:p>
          </table:table-cell>
          <table:table-cell table:style-name="FoodItems.B2" office:value-type="float" office:value="80">
            <text:p text:style-name="P49">80</text:p>
          </table:table-cell>
          <table:table-cell table:style-name="FoodItems.B2" office:value-type="float" office:value="100">
            <text:p text:style-name="P52">100</text:p>
          </table:table-cell>
          <table:table-cell table:style-name="FoodItems.A2" office:value-type="string">
            <text:p text:style-name="P52">R</text:p>
          </table:table-cell>
          <table:table-cell table:style-name="FoodItems.E111" office:value-type="string">
            <text:p text:style-name="P3">-</text:p>
          </table:table-cell>
        </table:table-row>
        <table:table-row table:style-name="FoodItems.3">
          <table:table-cell table:style-name="FoodItems.A2" office:value-type="string">
            <text:p text:style-name="P23">Scrambled Eggs, Vegg<text:span text:style-name="T12">ie</text:span></text:p>
          </table:table-cell>
          <table:table-cell table:style-name="FoodItems.B2" office:value-type="float" office:value="58">
            <text:p text:style-name="P49">58</text:p>
          </table:table-cell>
          <table:table-cell table:style-name="FoodItems.B2" office:value-type="float" office:value="70">
            <text:p text:style-name="P52">70</text:p>
          </table:table-cell>
          <table:table-cell table:style-name="FoodItems.A2" office:value-type="string">
            <text:p text:style-name="P52">U</text:p>
          </table:table-cell>
          <table:table-cell table:style-name="FoodItems.E112"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4">Pizza <text:span text:style-name="T13">(6)</text:span></text:p>
            <text:p text:style-name="P24"><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5">Pizza, <text:span text:style-name="T12">Basic Cheese</text:span></text:p>
          </table:table-cell>
          <table:table-cell table:style-name="FoodItems.B2" office:value-type="float" office:value="100">
            <text:p text:style-name="P59">100</text:p>
          </table:table-cell>
          <table:table-cell table:style-name="FoodItems.B2" office:value-type="float" office:value="200">
            <text:p text:style-name="P59">200</text:p>
          </table:table-cell>
          <table:table-cell table:style-name="FoodItems.A2" office:value-type="string">
            <text:p text:style-name="P59">U</text:p>
          </table:table-cell>
          <table:table-cell table:style-name="FoodItems.E115" office:value-type="string">
            <text:p text:style-name="P3">-</text:p>
          </table:table-cell>
        </table:table-row>
        <table:table-row table:style-name="FoodItems.3">
          <table:table-cell table:style-name="FoodItems.A2" office:value-type="string">
            <text:p text:style-name="P25">Pizza, <text:span text:style-name="T12">Beef</text:span></text:p>
          </table:table-cell>
          <table:table-cell table:style-name="FoodItems.B2" office:value-type="float" office:value="125">
            <text:p text:style-name="P59">125</text:p>
          </table:table-cell>
          <table:table-cell table:style-name="FoodItems.B2" office:value-type="float" office:value="250">
            <text:p text:style-name="P59">250</text:p>
          </table:table-cell>
          <table:table-cell table:style-name="FoodItems.A2" office:value-type="string">
            <text:p text:style-name="P59">R</text:p>
          </table:table-cell>
          <table:table-cell table:style-name="FoodItems.E116" office:value-type="string">
            <text:p text:style-name="P3">-</text:p>
          </table:table-cell>
        </table:table-row>
        <table:table-row table:style-name="FoodItems.3">
          <table:table-cell table:style-name="FoodItems.A2" office:value-type="string">
            <text:p text:style-name="P25">Pizza, <text:span text:style-name="T12">Cheese n’ Bacon</text:span></text:p>
          </table:table-cell>
          <table:table-cell table:style-name="FoodItems.B2" office:value-type="float" office:value="150">
            <text:p text:style-name="P59">150</text:p>
          </table:table-cell>
          <table:table-cell table:style-name="FoodItems.B2" office:value-type="float" office:value="300">
            <text:p text:style-name="P59">300</text:p>
          </table:table-cell>
          <table:table-cell table:style-name="FoodItems.A2" office:value-type="string">
            <text:p text:style-name="P59">R</text:p>
          </table:table-cell>
          <table:table-cell table:style-name="FoodItems.E117" office:value-type="string">
            <text:p text:style-name="P3">-</text:p>
          </table:table-cell>
        </table:table-row>
        <table:table-row table:style-name="FoodItems.3">
          <table:table-cell table:style-name="FoodItems.A2" office:value-type="string">
            <text:p text:style-name="P25">Pizza, <text:span text:style-name="T12">Chicken</text:span></text:p>
          </table:table-cell>
          <table:table-cell table:style-name="FoodItems.B2" office:value-type="float" office:value="125">
            <text:p text:style-name="P59">125</text:p>
          </table:table-cell>
          <table:table-cell table:style-name="FoodItems.B2" office:value-type="float" office:value="250">
            <text:p text:style-name="P59">250</text:p>
          </table:table-cell>
          <table:table-cell table:style-name="FoodItems.A2" office:value-type="string">
            <text:p text:style-name="P59">R</text:p>
          </table:table-cell>
          <table:table-cell table:style-name="FoodItems.E118" office:value-type="string">
            <text:p text:style-name="P3">-</text:p>
          </table:table-cell>
        </table:table-row>
        <table:table-row table:style-name="FoodItems.3">
          <table:table-cell table:style-name="FoodItems.A2" office:value-type="string">
            <text:p text:style-name="P25">Pizza, <text:span text:style-name="T12">Veggie</text:span></text:p>
          </table:table-cell>
          <table:table-cell table:style-name="FoodItems.B2" office:value-type="float" office:value="120">
            <text:p text:style-name="P59">120</text:p>
          </table:table-cell>
          <table:table-cell table:style-name="FoodItems.B2" office:value-type="float" office:value="240">
            <text:p text:style-name="P59">240</text:p>
          </table:table-cell>
          <table:table-cell table:style-name="FoodItems.A2" office:value-type="string">
            <text:p text:style-name="P59">U</text:p>
          </table:table-cell>
          <table:table-cell table:style-name="FoodItems.E119" office:value-type="string">
            <text:p text:style-name="P3">-</text:p>
          </table:table-cell>
        </table:table-row>
        <table:table-row table:style-name="FoodItems.3">
          <table:table-cell table:style-name="FoodItems.A2" office:value-type="string">
            <text:p text:style-name="P25">Pizza, <text:span text:style-name="T12">X-Plant</text:span></text:p>
          </table:table-cell>
          <table:table-cell table:style-name="FoodItems.B2" office:value-type="float" office:value="200">
            <text:p text:style-name="P59">200</text:p>
          </table:table-cell>
          <table:table-cell table:style-name="FoodItems.B2" office:value-type="float" office:value="400">
            <text:p text:style-name="P59">400</text:p>
          </table:table-cell>
          <table:table-cell table:style-name="FoodItems.A2" office:value-type="string">
            <text:p text:style-name="P59">R</text:p>
          </table:table-cell>
          <table:table-cell table:style-name="FoodItems.E120"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6">Popcorn (<text:span text:style-name="T14">6</text:span>)</text:p>
            <text:p text:style-name="P26"><text:s text:c="4"/><text:span text:style-name="T23">Boxed popcorn. <text:s/>Stays fresh and preserved until you enjoy it. <text:s/>Nothing more to be said.</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6">Popcorn, Buttered</text:p>
          </table:table-cell>
          <table:table-cell table:style-name="FoodItems.B2" office:value-type="float" office:value="40">
            <text:p text:style-name="P62">40</text:p>
          </table:table-cell>
          <table:table-cell table:style-name="FoodItems.B2" office:value-type="float" office:value="60">
            <text:p text:style-name="P62">60</text:p>
          </table:table-cell>
          <table:table-cell table:style-name="FoodItems.A2" office:value-type="string">
            <text:p text:style-name="P60">U</text:p>
          </table:table-cell>
          <table:table-cell table:style-name="FoodItems.E123" office:value-type="string">
            <text:p text:style-name="P3">-</text:p>
          </table:table-cell>
        </table:table-row>
        <table:table-row table:style-name="FoodItems.3">
          <table:table-cell table:style-name="FoodItems.A2" office:value-type="string">
            <text:p text:style-name="P26">Popcorn, Chees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A2" office:value-type="string">
            <text:p text:style-name="P60">U</text:p>
          </table:table-cell>
          <table:table-cell table:style-name="FoodItems.E124" office:value-type="string">
            <text:p text:style-name="P3">-</text:p>
          </table:table-cell>
        </table:table-row>
        <table:table-row table:style-name="FoodItems.3">
          <table:table-cell table:style-name="FoodItems.A2" office:value-type="string">
            <text:p text:style-name="P26">Popcorn, Fresh</text:p>
          </table:table-cell>
          <table:table-cell table:style-name="FoodItems.B2" office:value-type="float" office:value="35">
            <text:p text:style-name="P62">35</text:p>
          </table:table-cell>
          <table:table-cell table:style-name="FoodItems.B2" office:value-type="float" office:value="90">
            <text:p text:style-name="P61">90</text:p>
          </table:table-cell>
          <table:table-cell table:style-name="FoodItems.A2" office:value-type="string">
            <text:p text:style-name="P60">R</text:p>
          </table:table-cell>
          <table:table-cell table:style-name="FoodItems.E125" office:value-type="string">
            <text:p text:style-name="P31">c</text:p>
          </table:table-cell>
        </table:table-row>
        <table:table-row table:style-name="FoodItems.3">
          <table:table-cell table:style-name="FoodItems.A2" office:value-type="string">
            <text:p text:style-name="P26">Popcorn, Kettle</text:p>
          </table:table-cell>
          <table:table-cell table:style-name="FoodItems.B2" office:value-type="float" office:value="45">
            <text:p text:style-name="P62">45</text:p>
          </table:table-cell>
          <table:table-cell table:style-name="FoodItems.B2" office:value-type="float" office:value="60">
            <text:p text:style-name="P62">60</text:p>
          </table:table-cell>
          <table:table-cell table:style-name="FoodItems.A2" office:value-type="string">
            <text:p text:style-name="P60">U</text:p>
          </table:table-cell>
          <table:table-cell table:style-name="FoodItems.E126" office:value-type="string">
            <text:p text:style-name="P3">-</text:p>
          </table:table-cell>
        </table:table-row>
        <table:table-row table:style-name="FoodItems.3">
          <table:table-cell table:style-name="FoodItems.A2" office:value-type="string">
            <text:p text:style-name="P26">Popcorn, Plain</text:p>
          </table:table-cell>
          <table:table-cell table:style-name="FoodItems.B2" office:value-type="float" office:value="35">
            <text:p text:style-name="P62">35</text:p>
          </table:table-cell>
          <table:table-cell table:style-name="FoodItems.B2" office:value-type="float" office:value="45">
            <text:p text:style-name="P62">45</text:p>
          </table:table-cell>
          <table:table-cell table:style-name="FoodItems.A2" office:value-type="string">
            <text:p text:style-name="P60">C</text:p>
          </table:table-cell>
          <table:table-cell table:style-name="FoodItems.E127" office:value-type="string">
            <text:p text:style-name="P3">-</text:p>
          </table:table-cell>
        </table:table-row>
        <table:table-row table:style-name="FoodItems.3">
          <table:table-cell table:style-name="FoodItems.A2" office:value-type="string">
            <text:p text:style-name="P26">Popcorn, Wild</text:p>
          </table:table-cell>
          <table:table-cell table:style-name="FoodItems.B2" office:value-type="float" office:value="50">
            <text:p text:style-name="P62">50</text:p>
          </table:table-cell>
          <table:table-cell table:style-name="FoodItems.B2" office:value-type="float" office:value="90">
            <text:p text:style-name="P62">90</text:p>
          </table:table-cell>
          <table:table-cell table:style-name="FoodItems.A2" office:value-type="string">
            <text:p text:style-name="P60">R</text:p>
          </table:table-cell>
          <table:table-cell table:style-name="FoodItems.E128"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7">Candy (<text:span text:style-name="T15">11</text:span>)</text:p>
            <text:p text:style-name="P27"><text:s text:c="4"/><text:span text:style-name="T24">Various flavors and types of delicious candies and treats. <text:s/></text:span><text:span text:style-name="T28">Somewhat nutritious too, go figur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8">Candy Bar, Apple</text:p>
          </table:table-cell>
          <table:table-cell table:style-name="FoodItems.B2" office:value-type="float" office:value="50">
            <text:p text:style-name="P67">50</text:p>
          </table:table-cell>
          <table:table-cell table:style-name="FoodItems.B2" office:value-type="float" office:value="110">
            <text:p text:style-name="P66">110</text:p>
          </table:table-cell>
          <table:table-cell table:style-name="FoodItems.A2" office:value-type="string">
            <text:p text:style-name="P65">C</text:p>
          </table:table-cell>
          <table:table-cell table:style-name="FoodItems.E131" office:value-type="string">
            <text:p text:style-name="P3">-</text:p>
          </table:table-cell>
        </table:table-row>
        <table:table-row table:style-name="FoodItems.3">
          <table:table-cell table:style-name="FoodItems.A2" office:value-type="string">
            <text:p text:style-name="P28">Candy Bar, Butter Dream</text:p>
          </table:table-cell>
          <table:table-cell table:style-name="FoodItems.B2" office:value-type="float" office:value="50">
            <text:p text:style-name="P67">50</text:p>
          </table:table-cell>
          <table:table-cell table:style-name="FoodItems.B2" office:value-type="float" office:value="100">
            <text:p text:style-name="P66">100</text:p>
          </table:table-cell>
          <table:table-cell table:style-name="FoodItems.A2" office:value-type="string">
            <text:p text:style-name="P65">C</text:p>
          </table:table-cell>
          <table:table-cell table:style-name="FoodItems.E132" office:value-type="string">
            <text:p text:style-name="P3">-</text:p>
          </table:table-cell>
        </table:table-row>
        <table:table-row table:style-name="FoodItems.3">
          <table:table-cell table:style-name="FoodItems.A2" office:value-type="string">
            <text:p text:style-name="P28">Candy Bar, Mint Choc.</text:p>
          </table:table-cell>
          <table:table-cell table:style-name="FoodItems.B2" office:value-type="float" office:value="90">
            <text:p text:style-name="P67">90</text:p>
          </table:table-cell>
          <table:table-cell table:style-name="FoodItems.B2" office:value-type="float" office:value="220">
            <text:p text:style-name="P66">220</text:p>
          </table:table-cell>
          <table:table-cell table:style-name="FoodItems.A2" office:value-type="string">
            <text:p text:style-name="P65">R</text:p>
          </table:table-cell>
          <table:table-cell table:style-name="FoodItems.E133" office:value-type="string">
            <text:p text:style-name="P3">-</text:p>
          </table:table-cell>
        </table:table-row>
        <table:table-row table:style-name="FoodItems.3">
          <table:table-cell table:style-name="FoodItems.A2" office:value-type="string">
            <text:p text:style-name="P28">Candy Bar, Mutfruit</text:p>
          </table:table-cell>
          <table:table-cell table:style-name="FoodItems.B2" office:value-type="float" office:value="55">
            <text:p text:style-name="P67">55</text:p>
          </table:table-cell>
          <table:table-cell table:style-name="FoodItems.B2" office:value-type="float" office:value="110">
            <text:p text:style-name="P66">110</text:p>
          </table:table-cell>
          <table:table-cell table:style-name="FoodItems.A2" office:value-type="string">
            <text:p text:style-name="P65">U</text:p>
          </table:table-cell>
          <table:table-cell table:style-name="FoodItems.E134" office:value-type="string">
            <text:p text:style-name="P3">-</text:p>
          </table:table-cell>
        </table:table-row>
        <table:table-row table:style-name="FoodItems.3">
          <table:table-cell table:style-name="FoodItems.A2" office:value-type="string">
            <text:p text:style-name="P28">Candy Bar, Nuke Nut</text:p>
          </table:table-cell>
          <table:table-cell table:style-name="FoodItems.B2" office:value-type="float" office:value="70">
            <text:p text:style-name="P67">70</text:p>
          </table:table-cell>
          <table:table-cell table:style-name="FoodItems.B2" office:value-type="float" office:value="120">
            <text:p text:style-name="P66">120</text:p>
          </table:table-cell>
          <table:table-cell table:style-name="FoodItems.A2" office:value-type="string">
            <text:p text:style-name="P65">C</text:p>
          </table:table-cell>
          <table:table-cell table:style-name="FoodItems.E135" office:value-type="string">
            <text:p text:style-name="P3">-</text:p>
          </table:table-cell>
        </table:table-row>
        <table:table-row table:style-name="FoodItems.3">
          <table:table-cell table:style-name="FoodItems.A2" office:value-type="string">
            <text:p text:style-name="P28">Candy Bar, Orange</text:p>
          </table:table-cell>
          <table:table-cell table:style-name="FoodItems.B2" office:value-type="float" office:value="55">
            <text:p text:style-name="P67">55</text:p>
          </table:table-cell>
          <table:table-cell table:style-name="FoodItems.B2" office:value-type="float" office:value="110">
            <text:p text:style-name="P66">110</text:p>
          </table:table-cell>
          <table:table-cell table:style-name="FoodItems.A2" office:value-type="string">
            <text:p text:style-name="P65">C</text:p>
          </table:table-cell>
          <table:table-cell table:style-name="FoodItems.E136" office:value-type="string">
            <text:p text:style-name="P3">-</text:p>
          </table:table-cell>
        </table:table-row>
        <table:table-row table:style-name="FoodItems.3">
          <table:table-cell table:style-name="FoodItems.A2" office:value-type="string">
            <text:p text:style-name="P28">Candy Bar, Pumpkin Spice</text:p>
          </table:table-cell>
          <table:table-cell table:style-name="FoodItems.B2" office:value-type="float" office:value="50">
            <text:p text:style-name="P67">50</text:p>
          </table:table-cell>
          <table:table-cell table:style-name="FoodItems.B2" office:value-type="float" office:value="100">
            <text:p text:style-name="P66">100</text:p>
          </table:table-cell>
          <table:table-cell table:style-name="FoodItems.A2" office:value-type="string">
            <text:p text:style-name="P65">C</text:p>
          </table:table-cell>
          <table:table-cell table:style-name="FoodItems.E137" office:value-type="string">
            <text:p text:style-name="P3">-</text:p>
          </table:table-cell>
        </table:table-row>
        <table:table-row table:style-name="FoodItems.3">
          <table:table-cell table:style-name="FoodItems.A2" office:value-type="string">
            <text:p text:style-name="P28">Candy Bar, Sugar Spice</text:p>
          </table:table-cell>
          <table:table-cell table:style-name="FoodItems.B2" office:value-type="float" office:value="45">
            <text:p text:style-name="P67">45</text:p>
          </table:table-cell>
          <table:table-cell table:style-name="FoodItems.B2" office:value-type="float" office:value="100">
            <text:p text:style-name="P66">100</text:p>
          </table:table-cell>
          <table:table-cell table:style-name="FoodItems.A2" office:value-type="string">
            <text:p text:style-name="P65">C</text:p>
          </table:table-cell>
          <table:table-cell table:style-name="FoodItems.E138" office:value-type="string">
            <text:p text:style-name="P3">-</text:p>
          </table:table-cell>
        </table:table-row>
        <text:soft-page-break/>
        <table:table-row table:style-name="FoodItems.3">
          <table:table-cell table:style-name="FoodItems.A2" office:value-type="string">
            <text:p text:style-name="P28">Candy Bar, Tarberry</text:p>
          </table:table-cell>
          <table:table-cell table:style-name="FoodItems.B2" office:value-type="float" office:value="50">
            <text:p text:style-name="P67">50</text:p>
          </table:table-cell>
          <table:table-cell table:style-name="FoodItems.B2" office:value-type="float" office:value="120">
            <text:p text:style-name="P66">120</text:p>
          </table:table-cell>
          <table:table-cell table:style-name="FoodItems.A2" office:value-type="string">
            <text:p text:style-name="P65">C</text:p>
          </table:table-cell>
          <table:table-cell table:style-name="FoodItems.E139" office:value-type="string">
            <text:p text:style-name="P3">-</text:p>
          </table:table-cell>
        </table:table-row>
        <table:table-row table:style-name="FoodItems.3">
          <table:table-cell table:style-name="FoodItems.A2" office:value-type="string">
            <text:p text:style-name="P28">Candy Bar, Wild Mutfruit</text:p>
          </table:table-cell>
          <table:table-cell table:style-name="FoodItems.B2" office:value-type="float" office:value="65">
            <text:p text:style-name="P67">65</text:p>
          </table:table-cell>
          <table:table-cell table:style-name="FoodItems.B2" office:value-type="float" office:value="160">
            <text:p text:style-name="P66">160</text:p>
          </table:table-cell>
          <table:table-cell table:style-name="FoodItems.A2" office:value-type="string">
            <text:p text:style-name="P65">R</text:p>
          </table:table-cell>
          <table:table-cell table:style-name="FoodItems.E140" office:value-type="string">
            <text:p text:style-name="P3">-</text:p>
          </table:table-cell>
        </table:table-row>
        <table:table-row table:style-name="FoodItems.3">
          <table:table-cell table:style-name="FoodItems.A2" office:value-type="string">
            <text:p text:style-name="P28">Candy Bar, Wild Tarberry</text:p>
          </table:table-cell>
          <table:table-cell table:style-name="FoodItems.B2" office:value-type="float" office:value="65">
            <text:p text:style-name="P67">65</text:p>
          </table:table-cell>
          <table:table-cell table:style-name="FoodItems.B2" office:value-type="float" office:value="160">
            <text:p text:style-name="P66">160</text:p>
          </table:table-cell>
          <table:table-cell table:style-name="FoodItems.A2" office:value-type="string">
            <text:p text:style-name="P65">R</text:p>
          </table:table-cell>
          <table:table-cell table:style-name="FoodItems.E141"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8">Ingredients (5, plus cooking oil from base game)</text:p>
            <text:p text:style-name="P28"><text:s text:c="4"/><text:span text:style-name="T24">You will need these things, along with various harvested and-or purchased crops and foods, to craft various DCDAM items yourself. <text:s/>Other components include types of water, and mor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8">Can O’ Bean Butter</text:p>
          </table:table-cell>
          <table:table-cell table:style-name="FoodItems.B2" office:value-type="float" office:value="10">
            <text:p text:style-name="P63">10</text:p>
          </table:table-cell>
          <table:table-cell table:style-name="FoodItems.B2" office:value-type="float" office:value="10">
            <text:p text:style-name="P63">10</text:p>
          </table:table-cell>
          <table:table-cell table:style-name="FoodItems.A2" office:value-type="string">
            <text:p text:style-name="P3">-</text:p>
          </table:table-cell>
          <table:table-cell table:style-name="FoodItems.E144" office:value-type="string">
            <text:p text:style-name="P3">-</text:p>
          </table:table-cell>
        </table:table-row>
        <table:table-row table:style-name="FoodItems.3">
          <table:table-cell table:style-name="FoodItems.A2" office:value-type="string">
            <text:p text:style-name="P28">Can O’ Nuke Nut Butter</text:p>
          </table:table-cell>
          <table:table-cell table:style-name="FoodItems.B2" office:value-type="float" office:value="22">
            <text:p text:style-name="P63">22</text:p>
          </table:table-cell>
          <table:table-cell table:style-name="FoodItems.B2" office:value-type="float" office:value="12">
            <text:p text:style-name="P63">12</text:p>
          </table:table-cell>
          <table:table-cell table:style-name="FoodItems.A2" office:value-type="string">
            <text:p text:style-name="P3">-</text:p>
          </table:table-cell>
          <table:table-cell table:style-name="FoodItems.E145" office:value-type="string">
            <text:p text:style-name="P3">-</text:p>
          </table:table-cell>
        </table:table-row>
        <table:table-row table:style-name="FoodItems.3">
          <table:table-cell table:style-name="FoodItems.A2" office:value-type="string">
            <text:p text:style-name="P28">Cooking Oil</text:p>
          </table:table-cell>
          <table:table-cell table:style-name="FoodItems.A2" office:value-type="string">
            <text:p text:style-name="P3">-</text:p>
          </table:table-cell>
          <table:table-cell table:style-name="FoodItems.B2" office:value-type="float" office:value="4">
            <text:p text:style-name="P63">4</text:p>
          </table:table-cell>
          <table:table-cell table:style-name="FoodItems.A2" office:value-type="string">
            <text:p text:style-name="P31">-</text:p>
          </table:table-cell>
          <table:table-cell table:style-name="FoodItems.E146" office:value-type="string">
            <text:p text:style-name="P31">a</text:p>
          </table:table-cell>
        </table:table-row>
        <table:table-row table:style-name="FoodItems.3">
          <table:table-cell table:style-name="FoodItems.A2" office:value-type="string">
            <text:p text:style-name="P28">Corn Sugar</text:p>
          </table:table-cell>
          <table:table-cell table:style-name="FoodItems.B2" office:value-type="float" office:value="2">
            <text:p text:style-name="P63">2</text:p>
          </table:table-cell>
          <table:table-cell table:style-name="FoodItems.B2" office:value-type="float" office:value="10">
            <text:p text:style-name="P63">10</text:p>
          </table:table-cell>
          <table:table-cell table:style-name="FoodItems.A2" office:value-type="string">
            <text:p text:style-name="P3">-</text:p>
          </table:table-cell>
          <table:table-cell table:style-name="FoodItems.E147" office:value-type="string">
            <text:p text:style-name="P3">-</text:p>
          </table:table-cell>
        </table:table-row>
        <table:table-row table:style-name="FoodItems.3">
          <table:table-cell table:style-name="FoodItems.A2" office:value-type="string">
            <text:p text:style-name="P28">Fungus Cheese</text:p>
          </table:table-cell>
          <table:table-cell table:style-name="FoodItems.B2" office:value-type="float" office:value="5">
            <text:p text:style-name="P63">5</text:p>
          </table:table-cell>
          <table:table-cell table:style-name="FoodItems.B2" office:value-type="float" office:value="10">
            <text:p text:style-name="P63">10</text:p>
          </table:table-cell>
          <table:table-cell table:style-name="FoodItems.A2" office:value-type="string">
            <text:p text:style-name="P3">-</text:p>
          </table:table-cell>
          <table:table-cell table:style-name="FoodItems.E148" office:value-type="string">
            <text:p text:style-name="P3">-</text:p>
          </table:table-cell>
        </table:table-row>
        <table:table-row table:style-name="FoodItems.3">
          <table:table-cell table:style-name="FoodItems.A2" office:value-type="string">
            <text:p text:style-name="P28">Raw Egg</text:p>
          </table:table-cell>
          <table:table-cell table:style-name="FoodItems.B2" office:value-type="float" office:value="1">
            <text:p text:style-name="P63">1</text:p>
          </table:table-cell>
          <table:table-cell table:style-name="FoodItems.B2" office:value-type="float" office:value="5">
            <text:p text:style-name="P63">5</text:p>
          </table:table-cell>
          <table:table-cell table:style-name="FoodItems.A2" office:value-type="string">
            <text:p text:style-name="P31">-</text:p>
          </table:table-cell>
          <table:table-cell table:style-name="FoodItems.E149" office:value-type="string">
            <text:p text:style-name="P31">a</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8">Harvestable Crops (<text:span text:style-name="T17">7</text:span>)</text:p>
            <text:p text:style-name="P28"><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29">Lunkflower</text:p>
          </table:table-cell>
          <table:table-cell table:style-name="FoodItems.B2" office:value-type="float" office:value="5">
            <text:p text:style-name="P64">5</text:p>
          </table:table-cell>
          <table:table-cell table:style-name="FoodItems.B2" office:value-type="float" office:value="8">
            <text:p text:style-name="P64">8</text:p>
          </table:table-cell>
          <table:table-cell table:style-name="FoodItems.A2" office:value-type="string">
            <text:p text:style-name="P64">C</text:p>
          </table:table-cell>
          <table:table-cell table:style-name="FoodItems.E152" office:value-type="string">
            <text:p text:style-name="P3">-</text:p>
          </table:table-cell>
        </table:table-row>
        <table:table-row table:style-name="FoodItems.3">
          <table:table-cell table:style-name="FoodItems.A2" office:value-type="string">
            <text:p text:style-name="P29">Mintberry</text:p>
          </table:table-cell>
          <table:table-cell table:style-name="FoodItems.B2" office:value-type="float" office:value="5">
            <text:p text:style-name="P64">5</text:p>
          </table:table-cell>
          <table:table-cell table:style-name="FoodItems.B2" office:value-type="float" office:value="16">
            <text:p text:style-name="P64">16</text:p>
          </table:table-cell>
          <table:table-cell table:style-name="FoodItems.A2" office:value-type="string">
            <text:p text:style-name="P64">C</text:p>
          </table:table-cell>
          <table:table-cell table:style-name="FoodItems.E153" office:value-type="string">
            <text:p text:style-name="P3">-</text:p>
          </table:table-cell>
        </table:table-row>
        <table:table-row table:style-name="FoodItems.3">
          <table:table-cell table:style-name="FoodItems.A2" office:value-type="string">
            <text:p text:style-name="P29">Nuke Nut</text:p>
          </table:table-cell>
          <table:table-cell table:style-name="FoodItems.B2" office:value-type="float" office:value="12">
            <text:p text:style-name="P64">12</text:p>
          </table:table-cell>
          <table:table-cell table:style-name="FoodItems.B2" office:value-type="float" office:value="12">
            <text:p text:style-name="P64">12</text:p>
          </table:table-cell>
          <table:table-cell table:style-name="FoodItems.A2" office:value-type="string">
            <text:p text:style-name="P64">C</text:p>
          </table:table-cell>
          <table:table-cell table:style-name="FoodItems.E154" office:value-type="string">
            <text:p text:style-name="P3">-</text:p>
          </table:table-cell>
        </table:table-row>
        <table:table-row table:style-name="FoodItems.3">
          <table:table-cell table:style-name="FoodItems.A2" office:value-type="string">
            <text:p text:style-name="P29">Nuclear Orange</text:p>
          </table:table-cell>
          <table:table-cell table:style-name="FoodItems.B2" office:value-type="float" office:value="12">
            <text:p text:style-name="P64">12</text:p>
          </table:table-cell>
          <table:table-cell table:style-name="FoodItems.B2" office:value-type="float" office:value="12">
            <text:p text:style-name="P64">12</text:p>
          </table:table-cell>
          <table:table-cell table:style-name="FoodItems.A2" office:value-type="string">
            <text:p text:style-name="P64">C</text:p>
          </table:table-cell>
          <table:table-cell table:style-name="FoodItems.E155" office:value-type="string">
            <text:p text:style-name="P3">-</text:p>
          </table:table-cell>
        </table:table-row>
        <table:table-row table:style-name="FoodItems.3">
          <table:table-cell table:style-name="FoodItems.A2" office:value-type="string">
            <text:p text:style-name="P29">Starpepper Berry</text:p>
          </table:table-cell>
          <table:table-cell table:style-name="FoodItems.B2" office:value-type="float" office:value="5">
            <text:p text:style-name="P64">5</text:p>
          </table:table-cell>
          <table:table-cell table:style-name="FoodItems.B2" office:value-type="float" office:value="8">
            <text:p text:style-name="P64">8</text:p>
          </table:table-cell>
          <table:table-cell table:style-name="FoodItems.A2" office:value-type="string">
            <text:p text:style-name="P64">C</text:p>
          </table:table-cell>
          <table:table-cell table:style-name="FoodItems.E156" office:value-type="string">
            <text:p text:style-name="P3">-</text:p>
          </table:table-cell>
        </table:table-row>
        <table:table-row table:style-name="FoodItems.3">
          <table:table-cell table:style-name="FoodItems.A2" office:value-type="string">
            <text:p text:style-name="P29">Vine Apple</text:p>
          </table:table-cell>
          <table:table-cell table:style-name="FoodItems.B2" office:value-type="float" office:value="10">
            <text:p text:style-name="P64">10</text:p>
          </table:table-cell>
          <table:table-cell table:style-name="FoodItems.B2" office:value-type="float" office:value="10">
            <text:p text:style-name="P64">10</text:p>
          </table:table-cell>
          <table:table-cell table:style-name="FoodItems.A2" office:value-type="string">
            <text:p text:style-name="P64">C</text:p>
          </table:table-cell>
          <table:table-cell table:style-name="FoodItems.E157" office:value-type="string">
            <text:p text:style-name="P3">-</text:p>
          </table:table-cell>
        </table:table-row>
        <table:table-row table:style-name="FoodItems.3">
          <table:table-cell table:style-name="FoodItems.A2" office:value-type="string">
            <text:p text:style-name="P29">Vine Onion</text:p>
          </table:table-cell>
          <table:table-cell table:style-name="FoodItems.B2" office:value-type="float" office:value="5">
            <text:p text:style-name="P64">5</text:p>
          </table:table-cell>
          <table:table-cell table:style-name="FoodItems.B2" office:value-type="float" office:value="10">
            <text:p text:style-name="P64">10</text:p>
          </table:table-cell>
          <table:table-cell table:style-name="FoodItems.A2" office:value-type="string">
            <text:p text:style-name="P64">C</text:p>
          </table:table-cell>
          <table:table-cell table:style-name="FoodItems.E158" office:value-type="string">
            <text:p text:style-name="P3">-</text:p>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2">
          <table:table-cell table:style-name="FoodItems.A2" office:value-type="string">
            <text:p text:style-name="P28">Total <text:span text:style-name="T16">DCDAM</text:span> Items: <text:span text:style-name="T18">133</text:span></text:p>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row table:style-name="FoodItems.3">
          <table:table-cell table:style-name="FoodItems.A2" office:value-type="string">
            <text:p text:style-name="P3"/>
          </table:table-cell>
          <table:table-cell table:style-name="FoodItems.B2">
            <text:p text:style-name="P3"/>
          </table:table-cell>
          <table:table-cell table:style-name="FoodItems.B2">
            <text:p text:style-name="P3"/>
          </table:table-cell>
          <table:table-cell table:style-name="FoodItems.B2">
            <text:p text:style-name="P3"/>
          </table:table-cell>
          <table:table-cell table:style-name="FoodItems.E2">
            <text:p text:style-name="P3"/>
          </table:table-cell>
        </table:table-row>
      </table:table>
      <text:p text:style-name="Standard"/>
      <text:p text:style-name="P1"/>
      <text:p text:style-name="P1"/>
      <text:p text:style-name="P1"/>
      <text:p text:style-name="P1"/>
      <text:p text:style-name="P1"/>
      <text:p text:style-name="P1"><text:soft-page-break/>NOTES (SPECIAL QUALITIES)</text:p>
      <text:p text:style-name="P1"><text:span text:style-name="T25">a</text:span>: <text:s/>Not meant to be eaten raw, in this form, or at all</text:p>
      <text:p text:style-name="P1"><text:span text:style-name="T25">b</text:span>: <text:s/>Provides a boost to several S.P.E.C.I.A.L. values, and movement speed, temporarily.</text:p>
      <text:p text:style-name="P1"><text:span text:style-name="T25">c</text:span>: <text:s/>Removes radiation damage when consumed.</text:p>
      <text:p text:style-name="P1"/>
      <text:p text:style-name="P2">C: <text:s/>Common</text:p>
      <text:p text:style-name="P2">U: <text:s/>Uncommon</text:p>
      <text:p text:style-name="P2">R: <text:s/>Rar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5.5.2$Windows_X86_64 LibreOffice_project/ca8fe7424262805f223b9a2334bc7181abbcbf5e</meta:generator>
    <dc:date>2023-12-06T18:25:46.291000000</dc:date>
    <meta:editing-duration>PT5H24M9S</meta:editing-duration>
    <meta:editing-cycles>83</meta:editing-cycles>
    <meta:document-statistic meta:table-count="1" meta:image-count="0" meta:object-count="0" meta:page-count="6" meta:paragraph-count="707" meta:word-count="1425" meta:character-count="6175" meta:non-whitespace-character-count="5387"/>
  </office:meta>
</office:document-meta>
</file>